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Pictures/100006A20000018D0000018DB3B6DC61F342ADE9.svg" manifest:media-type="image/svg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1/Pictures/100006A20000018D0000018DB3B6DC61F342ADE9.svg" manifest:media-type="image/svg+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Pictures/100006A20000018D0000018DB3B6DC61F342ADE9.svg" manifest:media-type="image/svg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Pictures/100006A20000018D0000018DB3B6DC61F342ADE9.svg" manifest:media-type="image/svg+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Pictures/100006A20000018D0000018DB3B6DC61F342ADE9.svg" manifest:media-type="image/svg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8/Pictures/100006A20000018D0000018DB3B6DC61F342ADE9.svg" manifest:media-type="image/svg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Pictures/100006A20000018D0000018DB3B6DC61F342ADE9.svg" manifest:media-type="image/svg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Pictures/100006A20000018D0000018DB3B6DC61F342ADE9.svg" manifest:media-type="image/svg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Pictures/100006A20000018D0000018DB3B6DC61F342ADE9.svg" manifest:media-type="image/svg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Pictures/100006A20000018D0000018DB3B6DC61F342ADE9.svg" manifest:media-type="image/svg+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Pictures/100006A20000018D0000018DB3B6DC61F342ADE9.svg" manifest:media-type="image/svg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Pictures/100006A20000018D0000018DB3B6DC61F342ADE9.svg" manifest:media-type="image/svg+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Pictures/100006A20000018D0000018DB3B6DC61F342ADE9.svg" manifest:media-type="image/svg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Pictures/100006A20000018D0000018DB3B6DC61F342ADE9.svg" manifest:media-type="image/svg+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Pictures/100006A20000018D0000018DB3B6DC61F342ADE9.svg" manifest:media-type="image/svg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Pictures/100006A20000018D0000018DB3B6DC61F342ADE9.svg" manifest:media-type="image/svg+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9pt"/>
    </style:style>
    <style:style style:name="co2" style:family="table-column">
      <style:table-column-properties fo:break-before="auto" style:column-width="55.11pt"/>
    </style:style>
    <style:style style:name="co3" style:family="table-column">
      <style:table-column-properties fo:break-before="auto" style:column-width="47.34pt"/>
    </style:style>
    <style:style style:name="co4" style:family="table-column">
      <style:table-column-properties fo:break-before="auto" style:column-width="42.75pt"/>
    </style:style>
    <style:style style:name="co5" style:family="table-column">
      <style:table-column-properties fo:break-before="auto" style:column-width="26.5pt"/>
    </style:style>
    <style:style style:name="co6" style:family="table-column">
      <style:table-column-properties fo:break-before="auto" style:column-width="24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54.11pt" svg:height="255.23pt" svg:x="491.5pt" svg:y="25.63pt">
            <draw:object draw:notify-on-update-of-ranges="output.H2:output.H111 output.J2:output.J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11pt" svg:height="255.23pt" svg:x="1399.61pt" svg:y="13.55pt">
            <draw:object draw:notify-on-update-of-ranges="output.H2:output.H111 output.K2:output.K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4.11pt" svg:height="255.23pt" svg:x="945.55pt" svg:y="25.6pt">
            <draw:object draw:notify-on-update-of-ranges="output.I2:output.I111 output.J2:output.J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4.11pt" svg:height="255.23pt" svg:x="1849.1pt" svg:y="13.58pt">
            <draw:object draw:notify-on-update-of-ranges="output.I2:output.I111 output.K2:output.K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4.11pt" svg:height="255.23pt" svg:x="487.53pt" svg:y="327.8pt">
            <draw:object draw:notify-on-update-of-ranges="output.H112:output.H221 output.J112:output.J2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4.11pt" svg:height="255.23pt" svg:x="1395.64pt" svg:y="315.72pt">
            <draw:object draw:notify-on-update-of-ranges="output.H112:output.H221 output.K112:output.K2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4.11pt" svg:height="255.23pt" svg:x="941.58pt" svg:y="327.77pt">
            <draw:object draw:notify-on-update-of-ranges="output.I112:output.I221 output.J112:output.J2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4.11pt" svg:height="255.23pt" svg:x="1845.13pt" svg:y="315.75pt">
            <draw:object draw:notify-on-update-of-ranges="output.I112:output.I221 output.K112:output.K2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4.11pt" svg:height="255.23pt" svg:x="489.51pt" svg:y="626.46pt">
            <draw:object draw:notify-on-update-of-ranges="output.H222:output.H331 output.J222:output.J3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4.11pt" svg:height="255.23pt" svg:x="1397.62pt" svg:y="614.38pt">
            <draw:object draw:notify-on-update-of-ranges="output.H222:output.H331 output.K222:output.K3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4.11pt" svg:height="255.23pt" svg:x="943.57pt" svg:y="626.43pt">
            <draw:object draw:notify-on-update-of-ranges="output.I222:output.I331 output.J222:output.J33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4.11pt" svg:height="255.23pt" svg:x="1847.11pt" svg:y="614.41pt">
            <draw:object draw:notify-on-update-of-ranges="output.I222:output.I331 output.K222:output.K3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4.11pt" svg:height="255.23pt" svg:x="487.7pt" svg:y="905.33pt">
            <draw:object draw:notify-on-update-of-ranges="output.H332:output.H441 output.J332:output.J44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4.11pt" svg:height="255.23pt" svg:x="1395.81pt" svg:y="893.25pt">
            <draw:object draw:notify-on-update-of-ranges="output.H332:output.H441 output.K332:output.K44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4.11pt" svg:height="255.23pt" svg:x="941.75pt" svg:y="905.3pt">
            <draw:object draw:notify-on-update-of-ranges="output.I332:output.I441 output.J332:output.J44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4.11pt" svg:height="255.23pt" svg:x="1845.3pt" svg:y="893.28pt">
            <draw:object draw:notify-on-update-of-ranges="output.I332:output.I441 output.K332:output.K4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#</text:p>
          </table:table-cell>
          <table:table-cell office:value-type="string" calcext:value-type="string">
            <text:p>mean_l</text:p>
          </table:table-cell>
          <table:table-cell office:value-type="string" calcext:value-type="string">
            <text:p>var_l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e_r</text:p>
          </table:table-cell>
          <table:table-cell office:value-type="string" calcext:value-type="string">
            <text:p>e_g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8.48" calcext:value-type="float">
            <text:p>18.48</text:p>
          </table:table-cell>
          <table:table-cell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8.4321" calcext:value-type="float">
            <text:p>18.4321</text:p>
          </table:table-cell>
          <table:table-cell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8.4931" calcext:value-type="float">
            <text:p>18.4931</text:p>
          </table:table-cell>
          <table:table-cell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8.5357" calcext:value-type="float">
            <text:p>18.5357</text:p>
          </table:table-cell>
          <table:table-cell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8.5168" calcext:value-type="float">
            <text:p>18.5168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8.7928" calcext:value-type="float">
            <text:p>18.7928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9.5161" calcext:value-type="float">
            <text:p>19.5161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9.0702" calcext:value-type="float">
            <text:p>19.0702</text:p>
          </table:table-cell>
          <table:table-cell office:value-type="float" office:value="0.9424" calcext:value-type="float">
            <text:p>0.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8.4137" calcext:value-type="float">
            <text:p>18.4137</text:p>
          </table:table-cell>
          <table:table-cell office:value-type="float" office:value="0.9423" calcext:value-type="float">
            <text:p>0.9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8.417" calcext:value-type="float">
            <text:p>18.417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8.357" calcext:value-type="float">
            <text:p>18.357</text:p>
          </table:table-cell>
          <table:table-cell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8.6092" calcext:value-type="float">
            <text:p>18.6092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8.5168" calcext:value-type="float">
            <text:p>18.5168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18.7928" calcext:value-type="float">
            <text:p>18.7928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19.5161" calcext:value-type="float">
            <text:p>19.5161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19.0702" calcext:value-type="float">
            <text:p>19.0702</text:p>
          </table:table-cell>
          <table:table-cell office:value-type="float" office:value="0.9424" calcext:value-type="float">
            <text:p>0.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8.3436" calcext:value-type="float">
            <text:p>18.3436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8.243" calcext:value-type="float">
            <text:p>18.243</text:p>
          </table:table-cell>
          <table:table-cell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8.211" calcext:value-type="float">
            <text:p>18.211</text:p>
          </table:table-cell>
          <table:table-cell office:value-type="float" office:value="0.9396" calcext:value-type="float">
            <text:p>0.9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8.4906" calcext:value-type="float">
            <text:p>18.4906</text:p>
          </table:table-cell>
          <table:table-cell office:value-type="float" office:value="0.9406" calcext:value-type="float">
            <text:p>0.9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8.6153" calcext:value-type="float">
            <text:p>18.6153</text:p>
          </table:table-cell>
          <table:table-cell office:value-type="float" office:value="0.9424" calcext:value-type="float">
            <text:p>0.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8.7928" calcext:value-type="float">
            <text:p>18.7928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19.5161" calcext:value-type="float">
            <text:p>19.5161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19.0702" calcext:value-type="float">
            <text:p>19.0702</text:p>
          </table:table-cell>
          <table:table-cell office:value-type="float" office:value="0.9424" calcext:value-type="float">
            <text:p>0.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3" calcext:value-type="float">
            <text:p>0.3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8.2068" calcext:value-type="float">
            <text:p>18.2068</text:p>
          </table:table-cell>
          <table:table-cell office:value-type="float" office:value="0.9391" calcext:value-type="float">
            <text:p>0.9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8.0385" calcext:value-type="float">
            <text:p>18.0385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8.0869" calcext:value-type="float">
            <text:p>18.0869</text:p>
          </table:table-cell>
          <table:table-cell office:value-type="float" office:value="0.9377" calcext:value-type="float">
            <text:p>0.9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0.9387" calcext:value-type="float">
            <text:p>0.9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8.4985" calcext:value-type="float">
            <text:p>18.4985</text:p>
          </table:table-cell>
          <table:table-cell office:value-type="float" office:value="0.9398" calcext:value-type="float">
            <text:p>0.9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8.5425" calcext:value-type="float">
            <text:p>18.5425</text:p>
          </table:table-cell>
          <table:table-cell office:value-type="float" office:value="0.9406" calcext:value-type="float">
            <text:p>0.9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19.5161" calcext:value-type="float">
            <text:p>19.5161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9.0702" calcext:value-type="float">
            <text:p>19.0702</text:p>
          </table:table-cell>
          <table:table-cell office:value-type="float" office:value="0.9424" calcext:value-type="float">
            <text:p>0.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7.9874" calcext:value-type="float">
            <text:p>17.9874</text:p>
          </table:table-cell>
          <table:table-cell office:value-type="float" office:value="0.9365" calcext:value-type="float">
            <text:p>0.9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7.8172" calcext:value-type="float">
            <text:p>17.8172</text:p>
          </table:table-cell>
          <table:table-cell office:value-type="float" office:value="0.9336" calcext:value-type="float">
            <text:p>0.9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7.8368" calcext:value-type="float">
            <text:p>17.8368</text:p>
          </table:table-cell>
          <table:table-cell office:value-type="float" office:value="0.9343" calcext:value-type="float">
            <text:p>0.9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7.9572" calcext:value-type="float">
            <text:p>17.9572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8.4263" calcext:value-type="float">
            <text:p>18.4263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8.2194" calcext:value-type="float">
            <text:p>18.2194</text:p>
          </table:table-cell>
          <table:table-cell office:value-type="float" office:value="0.9359" calcext:value-type="float">
            <text:p>0.9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18.7562" calcext:value-type="float">
            <text:p>18.7562</text:p>
          </table:table-cell>
          <table:table-cell office:value-type="float" office:value="0.9382" calcext:value-type="float">
            <text:p>0.9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9.0702" calcext:value-type="float">
            <text:p>19.0702</text:p>
          </table:table-cell>
          <table:table-cell office:value-type="float" office:value="0.9424" calcext:value-type="float">
            <text:p>0.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7.7379" calcext:value-type="float">
            <text:p>17.7379</text:p>
          </table:table-cell>
          <table:table-cell office:value-type="float" office:value="0.9332" calcext:value-type="float">
            <text:p>0.9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7.5966" calcext:value-type="float">
            <text:p>17.5966</text:p>
          </table:table-cell>
          <table:table-cell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7.5887" calcext:value-type="float">
            <text:p>17.5887</text:p>
          </table:table-cell>
          <table:table-cell office:value-type="float" office:value="0.9313" calcext:value-type="float">
            <text:p>0.9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7.7783" calcext:value-type="float">
            <text:p>17.7783</text:p>
          </table:table-cell>
          <table:table-cell office:value-type="float" office:value="0.9316" calcext:value-type="float">
            <text:p>0.9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8.1503" calcext:value-type="float">
            <text:p>18.1503</text:p>
          </table:table-cell>
          <table:table-cell office:value-type="float" office:value="0.9336" calcext:value-type="float">
            <text:p>0.9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18.2194" calcext:value-type="float">
            <text:p>18.2194</text:p>
          </table:table-cell>
          <table:table-cell office:value-type="float" office:value="0.9359" calcext:value-type="float">
            <text:p>0.9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18.7562" calcext:value-type="float">
            <text:p>18.7562</text:p>
          </table:table-cell>
          <table:table-cell office:value-type="float" office:value="0.9382" calcext:value-type="float">
            <text:p>0.9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8.3565" calcext:value-type="float">
            <text:p>18.3565</text:p>
          </table:table-cell>
          <table:table-cell office:value-type="float" office:value="0.9332" calcext:value-type="float">
            <text:p>0.9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7.3901" calcext:value-type="float">
            <text:p>17.3901</text:p>
          </table:table-cell>
          <table:table-cell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7.261" calcext:value-type="float">
            <text:p>17.261</text:p>
          </table:table-cell>
          <table:table-cell office:value-type="float" office:value="0.9259" calcext:value-type="float">
            <text:p>0.9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7.2723" calcext:value-type="float">
            <text:p>17.2723</text:p>
          </table:table-cell>
          <table:table-cell office:value-type="float" office:value="0.9266" calcext:value-type="float">
            <text:p>0.9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7.6268" calcext:value-type="float">
            <text:p>17.6268</text:p>
          </table:table-cell>
          <table:table-cell office:value-type="float" office:value="0.9293" calcext:value-type="float">
            <text:p>0.9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17.9847" calcext:value-type="float">
            <text:p>17.9847</text:p>
          </table:table-cell>
          <table:table-cell office:value-type="float" office:value="0.9305" calcext:value-type="float">
            <text:p>0.9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18.035" calcext:value-type="float">
            <text:p>18.035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0.9311" calcext:value-type="float">
            <text:p>0.9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8.3565" calcext:value-type="float">
            <text:p>18.3565</text:p>
          </table:table-cell>
          <table:table-cell office:value-type="float" office:value="0.9332" calcext:value-type="float">
            <text:p>0.9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0.9418" calcext:value-type="float">
            <text:p>0.9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7.0791" calcext:value-type="float">
            <text:p>17.0791</text:p>
          </table:table-cell>
          <table:table-cell office:value-type="float" office:value="0.9239" calcext:value-type="float">
            <text:p>0.9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7.055" calcext:value-type="float">
            <text:p>17.055</text:p>
          </table:table-cell>
          <table:table-cell office:value-type="float" office:value="0.9225" calcext:value-type="float">
            <text:p>0.9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7.104" calcext:value-type="float">
            <text:p>17.104</text:p>
          </table:table-cell>
          <table:table-cell office:value-type="float" office:value="0.9236" calcext:value-type="float">
            <text:p>0.9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7.2785" calcext:value-type="float">
            <text:p>17.2785</text:p>
          </table:table-cell>
          <table:table-cell office:value-type="float" office:value="0.9237" calcext:value-type="float">
            <text:p>0.9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7.6572" calcext:value-type="float">
            <text:p>17.6572</text:p>
          </table:table-cell>
          <table:table-cell office:value-type="float" office:value="0.9259" calcext:value-type="float">
            <text:p>0.9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7.7775" calcext:value-type="float">
            <text:p>17.7775</text:p>
          </table:table-cell>
          <table:table-cell office:value-type="float" office:value="0.9265" calcext:value-type="float">
            <text:p>0.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0.9311" calcext:value-type="float">
            <text:p>0.9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8.3565" calcext:value-type="float">
            <text:p>18.3565</text:p>
          </table:table-cell>
          <table:table-cell office:value-type="float" office:value="0.9332" calcext:value-type="float">
            <text:p>0.9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19.794" calcext:value-type="float">
            <text:p>19.794</text:p>
          </table:table-cell>
          <table:table-cell office:value-type="float" office:value="0.9372" calcext:value-type="float">
            <text:p>0.9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9.6559" calcext:value-type="float">
            <text:p>19.6559</text:p>
          </table:table-cell>
          <table:table-cell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6.7062" calcext:value-type="float">
            <text:p>16.7062</text:p>
          </table:table-cell>
          <table:table-cell office:value-type="float" office:value="0.9185" calcext:value-type="float">
            <text:p>0.9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6.7498" calcext:value-type="float">
            <text:p>16.7498</text:p>
          </table:table-cell>
          <table:table-cell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6.7889" calcext:value-type="float">
            <text:p>16.7889</text:p>
          </table:table-cell>
          <table:table-cell office:value-type="float" office:value="0.9188" calcext:value-type="float">
            <text:p>0.9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7.1826" calcext:value-type="float">
            <text:p>17.1826</text:p>
          </table:table-cell>
          <table:table-cell office:value-type="float" office:value="0.9217" calcext:value-type="float">
            <text:p>0.9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7.4701" calcext:value-type="float">
            <text:p>17.4701</text:p>
          </table:table-cell>
          <table:table-cell office:value-type="float" office:value="0.9229" calcext:value-type="float">
            <text:p>0.9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7.7775" calcext:value-type="float">
            <text:p>17.7775</text:p>
          </table:table-cell>
          <table:table-cell office:value-type="float" office:value="0.9265" calcext:value-type="float">
            <text:p>0.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17.6661" calcext:value-type="float">
            <text:p>17.6661</text:p>
          </table:table-cell>
          <table:table-cell office:value-type="float" office:value="0.9243" calcext:value-type="float">
            <text:p>0.9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7.9166" calcext:value-type="float">
            <text:p>17.9166</text:p>
          </table:table-cell>
          <table:table-cell office:value-type="float" office:value="0.9253" calcext:value-type="float">
            <text:p>0.9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19.794" calcext:value-type="float">
            <text:p>19.794</text:p>
          </table:table-cell>
          <table:table-cell office:value-type="float" office:value="0.9372" calcext:value-type="float">
            <text:p>0.9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17.7142" calcext:value-type="float">
            <text:p>17.7142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.4636" calcext:value-type="float">
            <text:p>16.4636</text:p>
          </table:table-cell>
          <table:table-cell office:value-type="float" office:value="0.9138" calcext:value-type="float">
            <text:p>0.9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5758" calcext:value-type="float">
            <text:p>16.5758</text:p>
          </table:table-cell>
          <table:table-cell office:value-type="float" office:value="0.9157" calcext:value-type="float">
            <text:p>0.9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.8955" calcext:value-type="float">
            <text:p>16.8955</text:p>
          </table:table-cell>
          <table:table-cell office:value-type="float" office:value="0.9163" calcext:value-type="float">
            <text:p>0.9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.1</text:p>
          </table:table-cell>
          <table:table-cell office:value-type="float" office:value="0.9183" calcext:value-type="float">
            <text:p>0.9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.4858" calcext:value-type="float">
            <text:p>17.4858</text:p>
          </table:table-cell>
          <table:table-cell office:value-type="float" office:value="0.9203" calcext:value-type="float">
            <text:p>0.9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.6661" calcext:value-type="float">
            <text:p>17.6661</text:p>
          </table:table-cell>
          <table:table-cell office:value-type="float" office:value="0.9243" calcext:value-type="float">
            <text:p>0.9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.9166" calcext:value-type="float">
            <text:p>17.9166</text:p>
          </table:table-cell>
          <table:table-cell office:value-type="float" office:value="0.9253" calcext:value-type="float">
            <text:p>0.9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.794" calcext:value-type="float">
            <text:p>19.794</text:p>
          </table:table-cell>
          <table:table-cell office:value-type="float" office:value="0.9372" calcext:value-type="float">
            <text:p>0.9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.7142" calcext:value-type="float">
            <text:p>17.7142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3898" calcext:value-type="float">
            <text:p>156.3898</text:p>
          </table:table-cell>
          <table:table-cell office:value-type="float" office:value="10.245" calcext:value-type="float">
            <text:p>10.245</text:p>
          </table:table-cell>
          <table:table-cell office:value-type="float" office:value="7.2507" calcext:value-type="float">
            <text:p>7.2507</text:p>
          </table:table-cell>
          <table:table-cell office:value-type="float" office:value="7.5071" calcext:value-type="float">
            <text:p>7.5071</text:p>
          </table:table-cell>
          <table:table-cell office:value-type="float" office:value="7.1407" calcext:value-type="float">
            <text:p>7.1407</text:p>
          </table:table-cell>
          <table:table-cell office:value-type="float" office:value="7.3326" calcext:value-type="float">
            <text:p>7.33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.8252" calcext:value-type="float">
            <text:p>19.8252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0.6844" calcext:value-type="float">
            <text:p>20.6844</text:p>
          </table:table-cell>
          <table:table-cell office:value-type="float" office:value="0.9153" calcext:value-type="float">
            <text:p>0.9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.6026" calcext:value-type="float">
            <text:p>20.6026</text:p>
          </table:table-cell>
          <table:table-cell office:value-type="float" office:value="0.9158" calcext:value-type="float">
            <text:p>0.9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.6603" calcext:value-type="float">
            <text:p>20.6603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.6453" calcext:value-type="float">
            <text:p>20.6453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.8877" calcext:value-type="float">
            <text:p>20.8877</text:p>
          </table:table-cell>
          <table:table-cell office:value-type="float" office:value="0.9185" calcext:value-type="float">
            <text:p>0.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.9502" calcext:value-type="float">
            <text:p>20.95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1.9466" calcext:value-type="float">
            <text:p>21.9466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2.5155" calcext:value-type="float">
            <text:p>22.5155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22.3003" calcext:value-type="float">
            <text:p>22.3003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21.3156" calcext:value-type="float">
            <text:p>21.3156</text:p>
          </table:table-cell>
          <table:table-cell office:value-type="float" office:value="0.9217" calcext:value-type="float">
            <text:p>0.9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21.0533" calcext:value-type="float">
            <text:p>21.0533</text:p>
          </table:table-cell>
          <table:table-cell office:value-type="float" office:value="0.9212" calcext:value-type="float">
            <text:p>0.9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21.1007" calcext:value-type="float">
            <text:p>21.1007</text:p>
          </table:table-cell>
          <table:table-cell office:value-type="float" office:value="0.9218" calcext:value-type="float">
            <text:p>0.9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0.8775" calcext:value-type="float">
            <text:p>20.8775</text:p>
          </table:table-cell>
          <table:table-cell office:value-type="float" office:value="0.9188" calcext:value-type="float">
            <text:p>0.9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0.8877" calcext:value-type="float">
            <text:p>20.8877</text:p>
          </table:table-cell>
          <table:table-cell office:value-type="float" office:value="0.9185" calcext:value-type="float">
            <text:p>0.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0.9502" calcext:value-type="float">
            <text:p>20.95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21.9466" calcext:value-type="float">
            <text:p>21.9466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22.5155" calcext:value-type="float">
            <text:p>22.5155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22.3003" calcext:value-type="float">
            <text:p>22.3003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21.9888" calcext:value-type="float">
            <text:p>21.9888</text:p>
          </table:table-cell>
          <table:table-cell office:value-type="float" office:value="0.9275" calcext:value-type="float">
            <text:p>0.9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1.4663" calcext:value-type="float">
            <text:p>21.466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21.4113" calcext:value-type="float">
            <text:p>21.4113</text:p>
          </table:table-cell>
          <table:table-cell office:value-type="float" office:value="0.9245" calcext:value-type="float">
            <text:p>0.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0.9241" calcext:value-type="float">
            <text:p>0.9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1.2968" calcext:value-type="float">
            <text:p>21.2968</text:p>
          </table:table-cell>
          <table:table-cell office:value-type="float" office:value="0.9238" calcext:value-type="float">
            <text:p>0.9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0.9502" calcext:value-type="float">
            <text:p>20.95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21.9466" calcext:value-type="float">
            <text:p>21.9466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22.5155" calcext:value-type="float">
            <text:p>22.5155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22.3003" calcext:value-type="float">
            <text:p>22.3003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3" calcext:value-type="float">
            <text:p>0.3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22.7036" calcext:value-type="float">
            <text:p>22.7036</text:p>
          </table:table-cell>
          <table:table-cell office:value-type="float" office:value="0.9321" calcext:value-type="float">
            <text:p>0.9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1.8444" calcext:value-type="float">
            <text:p>21.8444</text:p>
          </table:table-cell>
          <table:table-cell office:value-type="float" office:value="0.9275" calcext:value-type="float">
            <text:p>0.9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1.8119" calcext:value-type="float">
            <text:p>21.8119</text:p>
          </table:table-cell>
          <table:table-cell office:value-type="float" office:value="0.9271" calcext:value-type="float">
            <text:p>0.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21.6126" calcext:value-type="float">
            <text:p>21.6126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1.7244" calcext:value-type="float">
            <text:p>21.7244</text:p>
          </table:table-cell>
          <table:table-cell office:value-type="float" office:value="0.9265" calcext:value-type="float">
            <text:p>0.9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1.4854" calcext:value-type="float">
            <text:p>21.4854</text:p>
          </table:table-cell>
          <table:table-cell office:value-type="float" office:value="0.9248" calcext:value-type="float">
            <text:p>0.9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1.9466" calcext:value-type="float">
            <text:p>21.9466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2.5155" calcext:value-type="float">
            <text:p>22.5155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22.3003" calcext:value-type="float">
            <text:p>22.3003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3.3568" calcext:value-type="float">
            <text:p>23.3568</text:p>
          </table:table-cell>
          <table:table-cell office:value-type="float" office:value="0.9349" calcext:value-type="float">
            <text:p>0.9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2.2193" calcext:value-type="float">
            <text:p>22.2193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2.2088" calcext:value-type="float">
            <text:p>22.2088</text:p>
          </table:table-cell>
          <table:table-cell office:value-type="float" office:value="0.9277" calcext:value-type="float">
            <text:p>0.9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2.0537" calcext:value-type="float">
            <text:p>22.0537</text:p>
          </table:table-cell>
          <table:table-cell office:value-type="float" office:value="0.9271" calcext:value-type="float">
            <text:p>0.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2.1212" calcext:value-type="float">
            <text:p>22.1212</text:p>
          </table:table-cell>
          <table:table-cell office:value-type="float" office:value="0.9272" calcext:value-type="float">
            <text:p>0.9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21.9146" calcext:value-type="float">
            <text:p>21.9146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1.9818" calcext:value-type="float">
            <text:p>21.9818</text:p>
          </table:table-cell>
          <table:table-cell office:value-type="float" office:value="0.9259" calcext:value-type="float">
            <text:p>0.9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2.5155" calcext:value-type="float">
            <text:p>22.5155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22.3003" calcext:value-type="float">
            <text:p>22.3003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24.0428" calcext:value-type="float">
            <text:p>24.0428</text:p>
          </table:table-cell>
          <table:table-cell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2.5616" calcext:value-type="float">
            <text:p>22.5616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2.5036" calcext:value-type="float">
            <text:p>22.5036</text:p>
          </table:table-cell>
          <table:table-cell office:value-type="float" office:value="0.9277" calcext:value-type="float">
            <text:p>0.9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22.1648" calcext:value-type="float">
            <text:p>22.1648</text:p>
          </table:table-cell>
          <table:table-cell office:value-type="float" office:value="0.9264" calcext:value-type="float">
            <text:p>0.9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2.3024" calcext:value-type="float">
            <text:p>22.3024</text:p>
          </table:table-cell>
          <table:table-cell office:value-type="float" office:value="0.9258" calcext:value-type="float">
            <text:p>0.9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21.9146" calcext:value-type="float">
            <text:p>21.9146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21.9818" calcext:value-type="float">
            <text:p>21.9818</text:p>
          </table:table-cell>
          <table:table-cell office:value-type="float" office:value="0.9259" calcext:value-type="float">
            <text:p>0.9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22.7206" calcext:value-type="float">
            <text:p>22.7206</text:p>
          </table:table-cell>
          <table:table-cell office:value-type="float" office:value="0.9271" calcext:value-type="float">
            <text:p>0.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22.3003" calcext:value-type="float">
            <text:p>22.3003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4.6288" calcext:value-type="float">
            <text:p>24.6288</text:p>
          </table:table-cell>
          <table:table-cell office:value-type="float" office:value="0.9373" calcext:value-type="float">
            <text:p>0.9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2.8684" calcext:value-type="float">
            <text:p>22.8684</text:p>
          </table:table-cell>
          <table:table-cell office:value-type="float" office:value="0.9274" calcext:value-type="float">
            <text:p>0.9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22.8096" calcext:value-type="float">
            <text:p>22.8096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22.4471" calcext:value-type="float">
            <text:p>22.4471</text:p>
          </table:table-cell>
          <table:table-cell office:value-type="float" office:value="0.9239" calcext:value-type="float">
            <text:p>0.9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22.4348" calcext:value-type="float">
            <text:p>22.4348</text:p>
          </table:table-cell>
          <table:table-cell office:value-type="float" office:value="0.9233" calcext:value-type="float">
            <text:p>0.9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22.0643" calcext:value-type="float">
            <text:p>22.0643</text:p>
          </table:table-cell>
          <table:table-cell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22.332" calcext:value-type="float">
            <text:p>22.332</text:p>
          </table:table-cell>
          <table:table-cell office:value-type="float" office:value="0.9212" calcext:value-type="float">
            <text:p>0.9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22.7206" calcext:value-type="float">
            <text:p>22.7206</text:p>
          </table:table-cell>
          <table:table-cell office:value-type="float" office:value="0.9271" calcext:value-type="float">
            <text:p>0.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23.1188" calcext:value-type="float">
            <text:p>23.1188</text:p>
          </table:table-cell>
          <table:table-cell office:value-type="float" office:value="0.9209" calcext:value-type="float">
            <text:p>0.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5.1498" calcext:value-type="float">
            <text:p>25.1498</text:p>
          </table:table-cell>
          <table:table-cell office:value-type="float" office:value="0.9363" calcext:value-type="float">
            <text:p>0.9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3.0419" calcext:value-type="float">
            <text:p>23.0419</text:p>
          </table:table-cell>
          <table:table-cell office:value-type="float" office:value="0.9254" calcext:value-type="float">
            <text:p>0.9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22.8665" calcext:value-type="float">
            <text:p>22.8665</text:p>
          </table:table-cell>
          <table:table-cell office:value-type="float" office:value="0.9234" calcext:value-type="float">
            <text:p>0.9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22.5255" calcext:value-type="float">
            <text:p>22.5255</text:p>
          </table:table-cell>
          <table:table-cell office:value-type="float" office:value="0.9216" calcext:value-type="float">
            <text:p>0.9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22.5899" calcext:value-type="float">
            <text:p>22.5899</text:p>
          </table:table-cell>
          <table:table-cell office:value-type="float" office:value="0.9196" calcext:value-type="float">
            <text:p>0.9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22.4089" calcext:value-type="float">
            <text:p>22.4089</text:p>
          </table:table-cell>
          <table:table-cell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22.332" calcext:value-type="float">
            <text:p>22.332</text:p>
          </table:table-cell>
          <table:table-cell office:value-type="float" office:value="0.9212" calcext:value-type="float">
            <text:p>0.9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22.9526" calcext:value-type="float">
            <text:p>22.9526</text:p>
          </table:table-cell>
          <table:table-cell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23.1188" calcext:value-type="float">
            <text:p>23.1188</text:p>
          </table:table-cell>
          <table:table-cell office:value-type="float" office:value="0.9209" calcext:value-type="float">
            <text:p>0.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21.6035" calcext:value-type="float">
            <text:p>21.6035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5.5875" calcext:value-type="float">
            <text:p>25.5875</text:p>
          </table:table-cell>
          <table:table-cell office:value-type="float" office:value="0.9343" calcext:value-type="float">
            <text:p>0.9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23.2262" calcext:value-type="float">
            <text:p>23.2262</text:p>
          </table:table-cell>
          <table:table-cell office:value-type="float" office:value="0.9222" calcext:value-type="float">
            <text:p>0.9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3.0919" calcext:value-type="float">
            <text:p>23.0919</text:p>
          </table:table-cell>
          <table:table-cell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22.7802" calcext:value-type="float">
            <text:p>22.7802</text:p>
          </table:table-cell>
          <table:table-cell office:value-type="float" office:value="0.9166" calcext:value-type="float">
            <text:p>0.9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22.7159" calcext:value-type="float">
            <text:p>22.7159</text:p>
          </table:table-cell>
          <table:table-cell office:value-type="float" office:value="0.9149" calcext:value-type="float">
            <text:p>0.9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22.4089" calcext:value-type="float">
            <text:p>22.4089</text:p>
          </table:table-cell>
          <table:table-cell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22.3867" calcext:value-type="float">
            <text:p>22.3867</text:p>
          </table:table-cell>
          <table:table-cell office:value-type="float" office:value="0.9118" calcext:value-type="float">
            <text:p>0.9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22.9526" calcext:value-type="float">
            <text:p>22.9526</text:p>
          </table:table-cell>
          <table:table-cell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23.1188" calcext:value-type="float">
            <text:p>23.1188</text:p>
          </table:table-cell>
          <table:table-cell office:value-type="float" office:value="0.9209" calcext:value-type="float">
            <text:p>0.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22.3098" calcext:value-type="float">
            <text:p>22.3098</text:p>
          </table:table-cell>
          <table:table-cell office:value-type="float" office:value="0.9059" calcext:value-type="float">
            <text:p>0.9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office:value-type="float" office:value="22.429" calcext:value-type="float">
            <text:p>22.429</text:p>
          </table:table-cell>
          <table:table-cell office:value-type="float" office:value="0.9214" calcext:value-type="float">
            <text:p>0.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8565" calcext:value-type="float">
            <text:p>25.8565</text:p>
          </table:table-cell>
          <table:table-cell office:value-type="float" office:value="0.9315" calcext:value-type="float">
            <text:p>0.9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.3487" calcext:value-type="float">
            <text:p>23.3487</text:p>
          </table:table-cell>
          <table:table-cell office:value-type="float" office:value="0.9179" calcext:value-type="float">
            <text:p>0.9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.2386" calcext:value-type="float">
            <text:p>23.2386</text:p>
          </table:table-cell>
          <table:table-cell office:value-type="float" office:value="0.9142" calcext:value-type="float">
            <text:p>0.9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.8429" calcext:value-type="float">
            <text:p>22.8429</text:p>
          </table:table-cell>
          <table:table-cell office:value-type="float" office:value="0.9136" calcext:value-type="float">
            <text:p>0.9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.8477" calcext:value-type="float">
            <text:p>22.8477</text:p>
          </table:table-cell>
          <table:table-cell office:value-type="float" office:value="0.9093" calcext:value-type="float">
            <text:p>0.9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.644" calcext:value-type="float">
            <text:p>22.644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.3867" calcext:value-type="float">
            <text:p>22.3867</text:p>
          </table:table-cell>
          <table:table-cell office:value-type="float" office:value="0.9118" calcext:value-type="float">
            <text:p>0.9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.9526" calcext:value-type="float">
            <text:p>22.9526</text:p>
          </table:table-cell>
          <table:table-cell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.1188" calcext:value-type="float">
            <text:p>23.1188</text:p>
          </table:table-cell>
          <table:table-cell office:value-type="float" office:value="0.9209" calcext:value-type="float">
            <text:p>0.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.3098" calcext:value-type="float">
            <text:p>22.3098</text:p>
          </table:table-cell>
          <table:table-cell office:value-type="float" office:value="0.9059" calcext:value-type="float">
            <text:p>0.9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063" calcext:value-type="float">
            <text:p>79.2063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7.0095" calcext:value-type="float">
            <text:p>7.009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0105" calcext:value-type="float">
            <text:p>7.0105</text:p>
          </table:table-cell>
          <table:table-cell office:value-type="float" office:value="7.1619" calcext:value-type="float">
            <text:p>7.16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.1422" calcext:value-type="float">
            <text:p>23.1422</text:p>
          </table:table-cell>
          <table:table-cell office:value-type="float" office:value="0.8963" calcext:value-type="float">
            <text:p>0.8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2.3595" calcext:value-type="float">
            <text:p>12.3595</text:p>
          </table:table-cell>
          <table:table-cell office:value-type="float" office:value="0.7457" calcext:value-type="float">
            <text:p>0.7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2.2819" calcext:value-type="float">
            <text:p>12.2819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2.2411" calcext:value-type="float">
            <text:p>12.2411</text:p>
          </table:table-cell>
          <table:table-cell office:value-type="float" office:value="0.7449" calcext:value-type="float">
            <text:p>0.7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2.0892" calcext:value-type="float">
            <text:p>12.0892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2.0714" calcext:value-type="float">
            <text:p>12.0714</text:p>
          </table:table-cell>
          <table:table-cell office:value-type="float" office:value="0.7431" calcext:value-type="float">
            <text:p>0.7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1.7064" calcext:value-type="float">
            <text:p>11.7064</text:p>
          </table:table-cell>
          <table:table-cell office:value-type="float" office:value="0.7382" calcext:value-type="float">
            <text:p>0.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1.5514" calcext:value-type="float">
            <text:p>11.5514</text:p>
          </table:table-cell>
          <table:table-cell office:value-type="float" office:value="0.7379" calcext:value-type="float">
            <text:p>0.7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2.0952" calcext:value-type="float">
            <text:p>12.0952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1.9854" calcext:value-type="float">
            <text:p>11.9854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2.605" calcext:value-type="float">
            <text:p>12.605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2.4809" calcext:value-type="float">
            <text:p>12.4809</text:p>
          </table:table-cell>
          <table:table-cell office:value-type="float" office:value="0.7498" calcext:value-type="float">
            <text:p>0.7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2.2413" calcext:value-type="float">
            <text:p>12.2413</text:p>
          </table:table-cell>
          <table:table-cell office:value-type="float" office:value="0.7468" calcext:value-type="float">
            <text:p>0.7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2.1023" calcext:value-type="float">
            <text:p>12.1023</text:p>
          </table:table-cell>
          <table:table-cell office:value-type="float" office:value="0.7454" calcext:value-type="float">
            <text:p>0.7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11.7064" calcext:value-type="float">
            <text:p>11.7064</text:p>
          </table:table-cell>
          <table:table-cell office:value-type="float" office:value="0.7382" calcext:value-type="float">
            <text:p>0.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11.5514" calcext:value-type="float">
            <text:p>11.5514</text:p>
          </table:table-cell>
          <table:table-cell office:value-type="float" office:value="0.7379" calcext:value-type="float">
            <text:p>0.7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12.0952" calcext:value-type="float">
            <text:p>12.0952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11.9854" calcext:value-type="float">
            <text:p>11.9854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2.8417" calcext:value-type="float">
            <text:p>12.8417</text:p>
          </table:table-cell>
          <table:table-cell office:value-type="float" office:value="0.7559" calcext:value-type="float">
            <text:p>0.7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2.6719" calcext:value-type="float">
            <text:p>12.6719</text:p>
          </table:table-cell>
          <table:table-cell office:value-type="float" office:value="0.7541" calcext:value-type="float">
            <text:p>0.7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2.5489" calcext:value-type="float">
            <text:p>12.5489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2.3809" calcext:value-type="float">
            <text:p>12.3809</text:p>
          </table:table-cell>
          <table:table-cell office:value-type="float" office:value="0.7513" calcext:value-type="float">
            <text:p>0.7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2.1888" calcext:value-type="float">
            <text:p>12.1888</text:p>
          </table:table-cell>
          <table:table-cell office:value-type="float" office:value="0.7488" calcext:value-type="float">
            <text:p>0.7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1.9963" calcext:value-type="float">
            <text:p>11.9963</text:p>
          </table:table-cell>
          <table:table-cell office:value-type="float" office:value="0.7461" calcext:value-type="float">
            <text:p>0.7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11.5514" calcext:value-type="float">
            <text:p>11.5514</text:p>
          </table:table-cell>
          <table:table-cell office:value-type="float" office:value="0.7379" calcext:value-type="float">
            <text:p>0.7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12.0952" calcext:value-type="float">
            <text:p>12.0952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11.9854" calcext:value-type="float">
            <text:p>11.9854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3.0854" calcext:value-type="float">
            <text:p>13.0854</text:p>
          </table:table-cell>
          <table:table-cell office:value-type="float" office:value="0.7605" calcext:value-type="float">
            <text:p>0.7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2.8492" calcext:value-type="float">
            <text:p>12.8492</text:p>
          </table:table-cell>
          <table:table-cell office:value-type="float" office:value="0.7582" calcext:value-type="float">
            <text:p>0.7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241" calcext:value-type="float">
            <text:p>12.7241</text:p>
          </table:table-cell>
          <table:table-cell office:value-type="float" office:value="0.7569" calcext:value-type="float">
            <text:p>0.75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2.4875" calcext:value-type="float">
            <text:p>12.4875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2.2714" calcext:value-type="float">
            <text:p>12.2714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2.1532" calcext:value-type="float">
            <text:p>12.1532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11.9185" calcext:value-type="float">
            <text:p>11.9185</text:p>
          </table:table-cell>
          <table:table-cell office:value-type="float" office:value="0.7472" calcext:value-type="float">
            <text:p>0.7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2.0952" calcext:value-type="float">
            <text:p>12.0952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11.9854" calcext:value-type="float">
            <text:p>11.9854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3.3226" calcext:value-type="float">
            <text:p>13.3226</text:p>
          </table:table-cell>
          <table:table-cell office:value-type="float" office:value="0.7651" calcext:value-type="float">
            <text:p>0.7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.0071" calcext:value-type="float">
            <text:p>13.0071</text:p>
          </table:table-cell>
          <table:table-cell office:value-type="float" office:value="0.7617" calcext:value-type="float">
            <text:p>0.7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2.8462" calcext:value-type="float">
            <text:p>12.8462</text:p>
          </table:table-cell>
          <table:table-cell office:value-type="float" office:value="0.7599" calcext:value-type="float">
            <text:p>0.7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2.5546" calcext:value-type="float">
            <text:p>12.5546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2.3897" calcext:value-type="float">
            <text:p>12.3897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2.1532" calcext:value-type="float">
            <text:p>12.1532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11.9185" calcext:value-type="float">
            <text:p>11.9185</text:p>
          </table:table-cell>
          <table:table-cell office:value-type="float" office:value="0.7472" calcext:value-type="float">
            <text:p>0.7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2.228" calcext:value-type="float">
            <text:p>12.228</text:p>
          </table:table-cell>
          <table:table-cell office:value-type="float" office:value="0.7528" calcext:value-type="float">
            <text:p>0.7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11.9854" calcext:value-type="float">
            <text:p>11.9854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3.5849" calcext:value-type="float">
            <text:p>13.5849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0.7649" calcext:value-type="float">
            <text:p>0.7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2.9884" calcext:value-type="float">
            <text:p>12.9884</text:p>
          </table:table-cell>
          <table:table-cell office:value-type="float" office:value="0.7628" calcext:value-type="float">
            <text:p>0.7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2.6932" calcext:value-type="float">
            <text:p>12.6932</text:p>
          </table:table-cell>
          <table:table-cell office:value-type="float" office:value="0.7599" calcext:value-type="float">
            <text:p>0.7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2.5094" calcext:value-type="float">
            <text:p>12.5094</text:p>
          </table:table-cell>
          <table:table-cell office:value-type="float" office:value="0.7577" calcext:value-type="float">
            <text:p>0.7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12.3277" calcext:value-type="float">
            <text:p>12.3277</text:p>
          </table:table-cell>
          <table:table-cell office:value-type="float" office:value="0.7545" calcext:value-type="float">
            <text:p>0.7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12.1257" calcext:value-type="float">
            <text:p>12.1257</text:p>
          </table:table-cell>
          <table:table-cell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2.228" calcext:value-type="float">
            <text:p>12.228</text:p>
          </table:table-cell>
          <table:table-cell office:value-type="float" office:value="0.7528" calcext:value-type="float">
            <text:p>0.7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12.2065" calcext:value-type="float">
            <text:p>12.206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3.8386" calcext:value-type="float">
            <text:p>13.8386</text:p>
          </table:table-cell>
          <table:table-cell office:value-type="float" office:value="0.7736" calcext:value-type="float">
            <text:p>0.7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3.3156" calcext:value-type="float">
            <text:p>13.3156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3.1275" calcext:value-type="float">
            <text:p>13.1275</text:p>
          </table:table-cell>
          <table:table-cell office:value-type="float" office:value="0.7653" calcext:value-type="float">
            <text:p>0.7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2.8096" calcext:value-type="float">
            <text:p>12.8096</text:p>
          </table:table-cell>
          <table:table-cell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12.5941" calcext:value-type="float">
            <text:p>12.5941</text:p>
          </table:table-cell>
          <table:table-cell office:value-type="float" office:value="0.7598" calcext:value-type="float">
            <text:p>0.7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0.7585" calcext:value-type="float">
            <text:p>0.7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12.2905" calcext:value-type="float">
            <text:p>12.2905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2.3616" calcext:value-type="float">
            <text:p>12.3616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12.2065" calcext:value-type="float">
            <text:p>12.206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10.7822" calcext:value-type="float">
            <text:p>10.7822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4.0437" calcext:value-type="float">
            <text:p>14.0437</text:p>
          </table:table-cell>
          <table:table-cell office:value-type="float" office:value="0.7767" calcext:value-type="float">
            <text:p>0.7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3.4594" calcext:value-type="float">
            <text:p>13.4594</text:p>
          </table:table-cell>
          <table:table-cell office:value-type="float" office:value="0.7705" calcext:value-type="float">
            <text:p>0.7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3.2897" calcext:value-type="float">
            <text:p>13.2897</text:p>
          </table:table-cell>
          <table:table-cell office:value-type="float" office:value="0.7681" calcext:value-type="float">
            <text:p>0.7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0.7641" calcext:value-type="float">
            <text:p>0.7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2.6686" calcext:value-type="float">
            <text:p>12.6686</text:p>
          </table:table-cell>
          <table:table-cell office:value-type="float" office:value="0.7614" calcext:value-type="float">
            <text:p>0.7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2.6251" calcext:value-type="float">
            <text:p>12.6251</text:p>
          </table:table-cell>
          <table:table-cell office:value-type="float" office:value="0.7611" calcext:value-type="float">
            <text:p>0.7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2.2905" calcext:value-type="float">
            <text:p>12.2905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2.3616" calcext:value-type="float">
            <text:p>12.3616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12.2065" calcext:value-type="float">
            <text:p>12.206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1.341" calcext:value-type="float">
            <text:p>11.341</text:p>
          </table:table-cell>
          <table:table-cell office:value-type="float" office:value="0.7459" calcext:value-type="float">
            <text:p>0.7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2.0681" calcext:value-type="float">
            <text:p>12.0681</text:p>
          </table:table-cell>
          <table:table-cell office:value-type="float" office:value="0.7508" calcext:value-type="float">
            <text:p>0.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4.248" calcext:value-type="float">
            <text:p>14.248</text:p>
          </table:table-cell>
          <table:table-cell office:value-type="float" office:value="0.7793" calcext:value-type="float">
            <text:p>0.7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3.5996" calcext:value-type="float">
            <text:p>13.5996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3.4177" calcext:value-type="float">
            <text:p>13.417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2.9407" calcext:value-type="float">
            <text:p>12.9407</text:p>
          </table:table-cell>
          <table:table-cell office:value-type="float" office:value="0.7652" calcext:value-type="float">
            <text:p>0.7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2.8121" calcext:value-type="float">
            <text:p>12.8121</text:p>
          </table:table-cell>
          <table:table-cell office:value-type="float" office:value="0.7642" calcext:value-type="float">
            <text:p>0.7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2.7058" calcext:value-type="float">
            <text:p>12.7058</text:p>
          </table:table-cell>
          <table:table-cell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12.43" calcext:value-type="float">
            <text:p>12.43</text:p>
          </table:table-cell>
          <table:table-cell office:value-type="float" office:value="0.7592" calcext:value-type="float">
            <text:p>0.7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2.3616" calcext:value-type="float">
            <text:p>12.3616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12.2264" calcext:value-type="float">
            <text:p>12.2264</text:p>
          </table:table-cell>
          <table:table-cell office:value-type="float" office:value="0.7553" calcext:value-type="float">
            <text:p>0.7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11.341" calcext:value-type="float">
            <text:p>11.341</text:p>
          </table:table-cell>
          <table:table-cell office:value-type="float" office:value="0.7459" calcext:value-type="float">
            <text:p>0.7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0.7553" calcext:value-type="float">
            <text:p>0.7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4435" calcext:value-type="float">
            <text:p>14.4435</text:p>
          </table:table-cell>
          <table:table-cell office:value-type="float" office:value="0.7817" calcext:value-type="float">
            <text:p>0.7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.7483" calcext:value-type="float">
            <text:p>13.7483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552" calcext:value-type="float">
            <text:p>13.552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0818" calcext:value-type="float">
            <text:p>13.0818</text:p>
          </table:table-cell>
          <table:table-cell office:value-type="float" office:value="0.7676" calcext:value-type="float">
            <text:p>0.7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.8764" calcext:value-type="float">
            <text:p>12.8764</text:p>
          </table:table-cell>
          <table:table-cell office:value-type="float" office:value="0.7652" calcext:value-type="float">
            <text:p>0.7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7058" calcext:value-type="float">
            <text:p>12.7058</text:p>
          </table:table-cell>
          <table:table-cell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.43" calcext:value-type="float">
            <text:p>12.43</text:p>
          </table:table-cell>
          <table:table-cell office:value-type="float" office:value="0.7592" calcext:value-type="float">
            <text:p>0.7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.4914" calcext:value-type="float">
            <text:p>12.4914</text:p>
          </table:table-cell>
          <table:table-cell office:value-type="float" office:value="0.7594" calcext:value-type="float">
            <text:p>0.7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.2264" calcext:value-type="float">
            <text:p>12.2264</text:p>
          </table:table-cell>
          <table:table-cell office:value-type="float" office:value="0.7553" calcext:value-type="float">
            <text:p>0.7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.341" calcext:value-type="float">
            <text:p>11.341</text:p>
          </table:table-cell>
          <table:table-cell office:value-type="float" office:value="0.7459" calcext:value-type="float">
            <text:p>0.7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3413" calcext:value-type="float">
            <text:p>179.3413</text:p>
          </table:table-cell>
          <table:table-cell office:value-type="float" office:value="4.5244" calcext:value-type="float">
            <text:p>4.5244</text:p>
          </table:table-cell>
          <table:table-cell office:value-type="float" office:value="6.8596" calcext:value-type="float">
            <text:p>6.8596</text:p>
          </table:table-cell>
          <table:table-cell office:value-type="float" office:value="6.4931" calcext:value-type="float">
            <text:p>6.4931</text:p>
          </table:table-cell>
          <table:table-cell office:value-type="float" office:value="6.5335" calcext:value-type="float">
            <text:p>6.5335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0.7553" calcext:value-type="float">
            <text:p>0.7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5.7577" calcext:value-type="float">
            <text:p>15.7577</text:p>
          </table:table-cell>
          <table:table-cell office:value-type="float" office:value="0.8123" calcext:value-type="float">
            <text:p>0.8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5.6598" calcext:value-type="float">
            <text:p>15.6598</text:p>
          </table:table-cell>
          <table:table-cell office:value-type="float" office:value="0.8084" calcext:value-type="float">
            <text:p>0.8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5.743" calcext:value-type="float">
            <text:p>15.743</text:p>
          </table:table-cell>
          <table:table-cell office:value-type="float" office:value="0.8113" calcext:value-type="float">
            <text:p>0.8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5.6846" calcext:value-type="float">
            <text:p>15.6846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.6905" calcext:value-type="float">
            <text:p>15.6905</text:p>
          </table:table-cell>
          <table:table-cell office:value-type="float" office:value="0.8089" calcext:value-type="float">
            <text:p>0.8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.0499" calcext:value-type="float">
            <text:p>16.0499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.4759" calcext:value-type="float">
            <text:p>16.4759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.007" calcext:value-type="float">
            <text:p>16.007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6.0645" calcext:value-type="float">
            <text:p>16.0645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6.2098" calcext:value-type="float">
            <text:p>16.2098</text:p>
          </table:table-cell>
          <table:table-cell office:value-type="float" office:value="0.8281" calcext:value-type="float">
            <text:p>0.8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5.9851" calcext:value-type="float">
            <text:p>15.9851</text:p>
          </table:table-cell>
          <table:table-cell office:value-type="float" office:value="0.8185" calcext:value-type="float">
            <text:p>0.8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5.8987" calcext:value-type="float">
            <text:p>15.8987</text:p>
          </table:table-cell>
          <table:table-cell office:value-type="float" office:value="0.8158" calcext:value-type="float">
            <text:p>0.8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5.77" calcext:value-type="float">
            <text:p>15.77</text:p>
          </table:table-cell>
          <table:table-cell office:value-type="float" office:value="0.8118" calcext:value-type="float">
            <text:p>0.8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.8989" calcext:value-type="float">
            <text:p>15.8989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16.0499" calcext:value-type="float">
            <text:p>16.0499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16.4759" calcext:value-type="float">
            <text:p>16.4759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16.007" calcext:value-type="float">
            <text:p>16.007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16.0645" calcext:value-type="float">
            <text:p>16.0645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6.6987" calcext:value-type="float">
            <text:p>16.6987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6.2889" calcext:value-type="float">
            <text:p>16.2889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6.1631" calcext:value-type="float">
            <text:p>16.1631</text:p>
          </table:table-cell>
          <table:table-cell office:value-type="float" office:value="0.8235" calcext:value-type="float">
            <text:p>0.8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0.8197" calcext:value-type="float">
            <text:p>0.8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6.1874" calcext:value-type="float">
            <text:p>16.1874</text:p>
          </table:table-cell>
          <table:table-cell office:value-type="float" office:value="0.8254" calcext:value-type="float">
            <text:p>0.8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6.3733" calcext:value-type="float">
            <text:p>16.3733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16.4759" calcext:value-type="float">
            <text:p>16.4759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16.007" calcext:value-type="float">
            <text:p>16.007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16.0645" calcext:value-type="float">
            <text:p>16.0645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3" calcext:value-type="float">
            <text:p>0.3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7.2439" calcext:value-type="float">
            <text:p>17.2439</text:p>
          </table:table-cell>
          <table:table-cell office:value-type="float" office:value="0.8567" calcext:value-type="float">
            <text:p>0.8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6.5457" calcext:value-type="float">
            <text:p>16.5457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6.332" calcext:value-type="float">
            <text:p>16.332</text:p>
          </table:table-cell>
          <table:table-cell office:value-type="float" office:value="0.8275" calcext:value-type="float">
            <text:p>0.8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6.3198" calcext:value-type="float">
            <text:p>16.3198</text:p>
          </table:table-cell>
          <table:table-cell office:value-type="float" office:value="0.8281" calcext:value-type="float">
            <text:p>0.8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6.3325" calcext:value-type="float">
            <text:p>16.3325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6.5081" calcext:value-type="float">
            <text:p>16.5081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16.7766" calcext:value-type="float">
            <text:p>16.7766</text:p>
          </table:table-cell>
          <table:table-cell office:value-type="float" office:value="0.8426" calcext:value-type="float">
            <text:p>0.8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6.007" calcext:value-type="float">
            <text:p>16.007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16.0645" calcext:value-type="float">
            <text:p>16.0645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7.742" calcext:value-type="float">
            <text:p>17.74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6.844" calcext:value-type="float">
            <text:p>16.844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6.5439" calcext:value-type="float">
            <text:p>16.5439</text:p>
          </table:table-cell>
          <table:table-cell office:value-type="float" office:value="0.8327" calcext:value-type="float">
            <text:p>0.8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6.3693" calcext:value-type="float">
            <text:p>16.3693</text:p>
          </table:table-cell>
          <table:table-cell office:value-type="float" office:value="0.8286" calcext:value-type="float">
            <text:p>0.8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6.4571" calcext:value-type="float">
            <text:p>16.4571</text:p>
          </table:table-cell>
          <table:table-cell office:value-type="float" office:value="0.8322" calcext:value-type="float">
            <text:p>0.8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6.5081" calcext:value-type="float">
            <text:p>16.5081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16.7766" calcext:value-type="float">
            <text:p>16.7766</text:p>
          </table:table-cell>
          <table:table-cell office:value-type="float" office:value="0.8426" calcext:value-type="float">
            <text:p>0.8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6.2545" calcext:value-type="float">
            <text:p>16.2545</text:p>
          </table:table-cell>
          <table:table-cell office:value-type="float" office:value="0.8239" calcext:value-type="float">
            <text:p>0.8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16.0645" calcext:value-type="float">
            <text:p>16.0645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8.2267" calcext:value-type="float">
            <text:p>18.2267</text:p>
          </table:table-cell>
          <table:table-cell office:value-type="float" office:value="0.8769" calcext:value-type="float">
            <text:p>0.8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7.0399" calcext:value-type="float">
            <text:p>17.0399</text:p>
          </table:table-cell>
          <table:table-cell office:value-type="float" office:value="0.8441" calcext:value-type="float">
            <text:p>0.8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6.725" calcext:value-type="float">
            <text:p>16.725</text:p>
          </table:table-cell>
          <table:table-cell office:value-type="float" office:value="0.8362" calcext:value-type="float">
            <text:p>0.8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6.5161" calcext:value-type="float">
            <text:p>16.5161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6.4607" calcext:value-type="float">
            <text:p>16.460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16.513" calcext:value-type="float">
            <text:p>16.513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16.724" calcext:value-type="float">
            <text:p>16.724</text:p>
          </table:table-cell>
          <table:table-cell office:value-type="float" office:value="0.8384" calcext:value-type="float">
            <text:p>0.8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6.2545" calcext:value-type="float">
            <text:p>16.2545</text:p>
          </table:table-cell>
          <table:table-cell office:value-type="float" office:value="0.8239" calcext:value-type="float">
            <text:p>0.8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16.5186" calcext:value-type="float">
            <text:p>16.5186</text:p>
          </table:table-cell>
          <table:table-cell office:value-type="float" office:value="0.8335" calcext:value-type="float">
            <text:p>0.8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8.7169" calcext:value-type="float">
            <text:p>18.7169</text:p>
          </table:table-cell>
          <table:table-cell office:value-type="float" office:value="0.8844" calcext:value-type="float">
            <text:p>0.8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7.2443" calcext:value-type="float">
            <text:p>17.2443</text:p>
          </table:table-cell>
          <table:table-cell office:value-type="float" office:value="0.8476" calcext:value-type="float">
            <text:p>0.8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6.88" calcext:value-type="float">
            <text:p>16.88</text:p>
          </table:table-cell>
          <table:table-cell office:value-type="float" office:value="0.8393" calcext:value-type="float">
            <text:p>0.8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6.6807" calcext:value-type="float">
            <text:p>16.6807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16.5021" calcext:value-type="float">
            <text:p>16.5021</text:p>
          </table:table-cell>
          <table:table-cell office:value-type="float" office:value="0.8312" calcext:value-type="float">
            <text:p>0.8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16.5745" calcext:value-type="float">
            <text:p>16.5745</text:p>
          </table:table-cell>
          <table:table-cell office:value-type="float" office:value="0.8332" calcext:value-type="float">
            <text:p>0.8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6.4789" calcext:value-type="float">
            <text:p>16.4789</text:p>
          </table:table-cell>
          <table:table-cell office:value-type="float" office:value="0.8284" calcext:value-type="float">
            <text:p>0.8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16.5186" calcext:value-type="float">
            <text:p>16.5186</text:p>
          </table:table-cell>
          <table:table-cell office:value-type="float" office:value="0.8335" calcext:value-type="float">
            <text:p>0.8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17.859" calcext:value-type="float">
            <text:p>17.859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9.1741" calcext:value-type="float">
            <text:p>19.1741</text:p>
          </table:table-cell>
          <table:table-cell office:value-type="float" office:value="0.8906" calcext:value-type="float">
            <text:p>0.89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7.4584" calcext:value-type="float">
            <text:p>17.4584</text:p>
          </table:table-cell>
          <table:table-cell office:value-type="float" office:value="0.8513" calcext:value-type="float">
            <text:p>0.8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0.8427" calcext:value-type="float">
            <text:p>0.8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.7808" calcext:value-type="float">
            <text:p>16.7808</text:p>
          </table:table-cell>
          <table:table-cell office:value-type="float" office:value="0.8363" calcext:value-type="float">
            <text:p>0.8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0.8324" calcext:value-type="float">
            <text:p>0.8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6.6421" calcext:value-type="float">
            <text:p>16.6421</text:p>
          </table:table-cell>
          <table:table-cell office:value-type="float" office:value="0.8329" calcext:value-type="float">
            <text:p>0.8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6.4789" calcext:value-type="float">
            <text:p>16.4789</text:p>
          </table:table-cell>
          <table:table-cell office:value-type="float" office:value="0.8284" calcext:value-type="float">
            <text:p>0.8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16.5186" calcext:value-type="float">
            <text:p>16.5186</text:p>
          </table:table-cell>
          <table:table-cell office:value-type="float" office:value="0.8335" calcext:value-type="float">
            <text:p>0.8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.2089" calcext:value-type="float">
            <text:p>18.2089</text:p>
          </table:table-cell>
          <table:table-cell office:value-type="float" office:value="0.8709" calcext:value-type="float">
            <text:p>0.8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6.1535" calcext:value-type="float">
            <text:p>16.1535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9.6253" calcext:value-type="float">
            <text:p>19.6253</text:p>
          </table:table-cell>
          <table:table-cell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7.6206" calcext:value-type="float">
            <text:p>17.6206</text:p>
          </table:table-cell>
          <table:table-cell office:value-type="float" office:value="0.8536" calcext:value-type="float">
            <text:p>0.8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7.1976" calcext:value-type="float">
            <text:p>17.1976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6.9004" calcext:value-type="float">
            <text:p>16.9004</text:p>
          </table:table-cell>
          <table:table-cell office:value-type="float" office:value="0.8383" calcext:value-type="float">
            <text:p>0.8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6.7728" calcext:value-type="float">
            <text:p>16.7728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6.6815" calcext:value-type="float">
            <text:p>16.6815</text:p>
          </table:table-cell>
          <table:table-cell office:value-type="float" office:value="0.8321" calcext:value-type="float">
            <text:p>0.8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16.5586" calcext:value-type="float">
            <text:p>16.5586</text:p>
          </table:table-cell>
          <table:table-cell office:value-type="float" office:value="0.8285" calcext:value-type="float">
            <text:p>0.8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6.4789" calcext:value-type="float">
            <text:p>16.4789</text:p>
          </table:table-cell>
          <table:table-cell office:value-type="float" office:value="0.8284" calcext:value-type="float">
            <text:p>0.8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16.7403" calcext:value-type="float">
            <text:p>16.7403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18.2089" calcext:value-type="float">
            <text:p>18.2089</text:p>
          </table:table-cell>
          <table:table-cell office:value-type="float" office:value="0.8709" calcext:value-type="float">
            <text:p>0.8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office:value-type="float" office:value="16.5686" calcext:value-type="float">
            <text:p>16.5686</text:p>
          </table:table-cell>
          <table:table-cell office:value-type="float" office:value="0.8289" calcext:value-type="float">
            <text:p>0.8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0659" calcext:value-type="float">
            <text:p>20.0659</text:p>
          </table:table-cell>
          <table:table-cell office:value-type="float" office:value="0.8995" calcext:value-type="float">
            <text:p>0.8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.7484" calcext:value-type="float">
            <text:p>17.7484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3052" calcext:value-type="float">
            <text:p>17.3052</text:p>
          </table:table-cell>
          <table:table-cell office:value-type="float" office:value="0.8452" calcext:value-type="float">
            <text:p>0.8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0.8398" calcext:value-type="float">
            <text:p>0.8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.8396" calcext:value-type="float">
            <text:p>16.8396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.6815" calcext:value-type="float">
            <text:p>16.6815</text:p>
          </table:table-cell>
          <table:table-cell office:value-type="float" office:value="0.8321" calcext:value-type="float">
            <text:p>0.8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5586" calcext:value-type="float">
            <text:p>16.5586</text:p>
          </table:table-cell>
          <table:table-cell office:value-type="float" office:value="0.8285" calcext:value-type="float">
            <text:p>0.8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.6978" calcext:value-type="float">
            <text:p>16.6978</text:p>
          </table:table-cell>
          <table:table-cell office:value-type="float" office:value="0.8314" calcext:value-type="float">
            <text:p>0.8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.7403" calcext:value-type="float">
            <text:p>16.7403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.2089" calcext:value-type="float">
            <text:p>18.2089</text:p>
          </table:table-cell>
          <table:table-cell office:value-type="float" office:value="0.8709" calcext:value-type="float">
            <text:p>0.8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5174" calcext:value-type="float">
            <text:p>70.5174</text:p>
          </table:table-cell>
          <table:table-cell office:value-type="float" office:value="6.1322" calcext:value-type="float">
            <text:p>6.1322</text:p>
          </table:table-cell>
          <table:table-cell office:value-type="float" office:value="7.0344" calcext:value-type="float">
            <text:p>7.0344</text:p>
          </table:table-cell>
          <table:table-cell office:value-type="float" office:value="6.7579" calcext:value-type="float">
            <text:p>6.7579</text:p>
          </table:table-cell>
          <table:table-cell office:value-type="float" office:value="7.2136" calcext:value-type="float">
            <text:p>7.2136</text:p>
          </table:table-cell>
          <table:table-cell office:value-type="float" office:value="5.2853" calcext:value-type="float">
            <text:p>5.28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6.5686" calcext:value-type="float">
            <text:p>16.5686</text:p>
          </table:table-cell>
          <table:table-cell office:value-type="float" office:value="0.8289" calcext:value-type="float">
            <text:p>0.8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20:58:02.727370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20:50:52.765271374</dc:date>
    <meta:editing-duration>PT15M54S</meta:editing-duration>
    <meta:editing-cycles>1</meta:editing-cycles>
    <meta:generator>LibreOffice/6.0.3.2$Linux_X86_64 LibreOffice_project/00m0$Build-2</meta:generator>
    <meta:document-statistic meta:table-count="1" meta:cell-count="485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2:output.H111 output.J2:output.J111" svg:x="1.331cm" svg:y="0.18cm" svg:width="14.37cm" svg:height="7.664cm">
          <chartooo:coordinate-region svg:x="2.005cm" svg:y="0.379cm" svg:width="13.43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2:output.J111" chart:class="chart:scatter">
            <chart:domain table:cell-range-address="output.H2:output.H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2:output.H111</svg:desc>
                </draw:g>
              </table:table-cell>
              <table:table-cell office:value-type="float" office:value="18.48">
                <text:p>18.48</text:p>
                <draw:g>
                  <svg:desc>output.J2:output.J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8.4321">
                <text:p>18.4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8.4931">
                <text:p>18.4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8.5357">
                <text:p>18.5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8.5168">
                <text:p>18.5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8.7928">
                <text:p>18.7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18.4137">
                <text:p>18.4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8.417">
                <text:p>18.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18.357">
                <text:p>18.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18.6092">
                <text:p>18.6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18.5168">
                <text:p>18.5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18.7928">
                <text:p>18.7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18.3436">
                <text:p>18.3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8.243">
                <text:p>18.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8.211">
                <text:p>18.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18.4906">
                <text:p>18.4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18.6153">
                <text:p>18.6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18.7928">
                <text:p>18.7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18.2068">
                <text:p>18.2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18.0385">
                <text:p>18.0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18.0869">
                <text:p>18.0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18.3366">
                <text:p>18.3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18.4985">
                <text:p>18.4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18.5425">
                <text:p>18.5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17.9874">
                <text:p>17.9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17.8172">
                <text:p>17.8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17.8368">
                <text:p>17.8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17.9572">
                <text:p>17.9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18.4263">
                <text:p>18.4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8.2194">
                <text:p>18.2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8.7562">
                <text:p>18.7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17.7379">
                <text:p>17.7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17.5966">
                <text:p>17.5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17.5887">
                <text:p>17.5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17.7783">
                <text:p>17.7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8.1503">
                <text:p>18.1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8.2194">
                <text:p>18.2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18.7562">
                <text:p>18.7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18.3565">
                <text:p>18.3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17.3901">
                <text:p>17.3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17.261">
                <text:p>17.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17.2723">
                <text:p>17.2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7.6268">
                <text:p>17.6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7.9847">
                <text:p>17.9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18.035">
                <text:p>18.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18.1192">
                <text:p>18.1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18.3565">
                <text:p>18.3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17.0791">
                <text:p>17.0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17.055">
                <text:p>17.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7.104">
                <text:p>17.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7.2785">
                <text:p>17.2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17.6572">
                <text:p>17.6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17.7775">
                <text:p>17.7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18.1192">
                <text:p>18.1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18.3565">
                <text:p>18.3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16.7062">
                <text:p>16.7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6.7498">
                <text:p>16.7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6.7889">
                <text:p>16.7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17.1826">
                <text:p>17.1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17.4701">
                <text:p>17.4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17.7775">
                <text:p>17.7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17.6661">
                <text:p>17.6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17.9166">
                <text:p>17.9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17.7142">
                <text:p>17.7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6.3524">
                <text:p>16.35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6.4636">
                <text:p>16.4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6.5758">
                <text:p>16.5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6.8955">
                <text:p>16.89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7.4858">
                <text:p>17.4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7.6661">
                <text:p>17.66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7.9166">
                <text:p>17.9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7.7142">
                <text:p>17.7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9.8252">
                <text:p>19.8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222:output.H331 output.K222:output.K331" svg:x="1.331cm" svg:y="0.18cm" svg:width="14.37cm" svg:height="7.664cm">
          <chartooo:coordinate-region svg:x="2.323cm" svg:y="0.38cm" svg:width="13.112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222:output.K331" chart:class="chart:scatter">
            <chart:domain table:cell-range-address="output.H222:output.H33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222:output.H331</svg:desc>
                </draw:g>
              </table:table-cell>
              <table:table-cell office:value-type="float" office:value="0.7457">
                <text:p>0.7457</text:p>
                <draw:g>
                  <svg:desc>output.K222:output.K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7449">
                <text:p>0.7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7421">
                <text:p>0.7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7431">
                <text:p>0.7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7498">
                <text:p>0.7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7491">
                <text:p>0.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7454">
                <text:p>0.7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0.7559">
                <text:p>0.7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0.7541">
                <text:p>0.7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7513">
                <text:p>0.7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0.7461">
                <text:p>0.7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0.7605">
                <text:p>0.7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0.7582">
                <text:p>0.7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0.7569">
                <text:p>0.7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0.7548">
                <text:p>0.7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7516">
                <text:p>0.7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0.7507">
                <text:p>0.7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.7617">
                <text:p>0.7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7566">
                <text:p>0.7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7546">
                <text:p>0.7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7507">
                <text:p>0.7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0.7697">
                <text:p>0.7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7649">
                <text:p>0.7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0.7628">
                <text:p>0.76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7577">
                <text:p>0.7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7545">
                <text:p>0.7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0.7679">
                <text:p>0.7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0.7653">
                <text:p>0.7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598">
                <text:p>0.7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0.7585">
                <text:p>0.7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7681">
                <text:p>0.7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7641">
                <text:p>0.7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0.7793">
                <text:p>0.77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7727">
                <text:p>0.7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817">
                <text:p>0.7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7719">
                <text:p>0.7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7594">
                <text:p>0.7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7553">
                <text:p>0.75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222:output.J331" svg:x="1.331cm" svg:y="0.18cm" svg:width="14.37cm" svg:height="7.664cm">
          <chartooo:coordinate-region svg:x="1.794cm" svg:y="0.379cm" svg:width="13.483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222:output.J331" chart:class="chart:scatter">
            <chart:domain table:cell-range-address="output.I222:output.I33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222:output.I331</svg:desc>
                </draw:g>
              </table:table-cell>
              <table:table-cell office:value-type="float" office:value="12.3595">
                <text:p>12.3595</text:p>
                <draw:g>
                  <svg:desc>output.J222:output.J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2819">
                <text:p>12.2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2411">
                <text:p>12.2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0892">
                <text:p>12.0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.0714">
                <text:p>12.0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.7064">
                <text:p>11.7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.5514">
                <text:p>11.5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.605">
                <text:p>12.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.4809">
                <text:p>12.4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.3917">
                <text:p>12.3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2.2413">
                <text:p>12.2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.1023">
                <text:p>12.1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1.7064">
                <text:p>11.7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.5514">
                <text:p>11.5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2.8417">
                <text:p>12.8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2.6719">
                <text:p>12.6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2.5489">
                <text:p>12.5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2.3809">
                <text:p>12.3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2.1888">
                <text:p>12.1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1.9963">
                <text:p>11.9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1.5514">
                <text:p>11.5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3.0854">
                <text:p>13.0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2.8492">
                <text:p>12.8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2.7241">
                <text:p>12.7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2.4875">
                <text:p>12.4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2.2714">
                <text:p>12.2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.1532">
                <text:p>12.1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1.9185">
                <text:p>11.9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3.3226">
                <text:p>13.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3.0071">
                <text:p>13.0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12.8462">
                <text:p>12.84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2.5546">
                <text:p>12.5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12.3897">
                <text:p>12.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.1532">
                <text:p>12.1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11.9185">
                <text:p>11.91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2.228">
                <text:p>12.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3.5849">
                <text:p>13.5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3.1529">
                <text:p>13.1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12.9884">
                <text:p>12.9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12.6932">
                <text:p>12.6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2.5094">
                <text:p>12.5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2.3277">
                <text:p>12.3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12.1257">
                <text:p>12.1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12.228">
                <text:p>12.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3.8386">
                <text:p>13.8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13.3156">
                <text:p>13.3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2.8096">
                <text:p>12.8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2.5941">
                <text:p>12.5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2.5095">
                <text:p>12.5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2.2905">
                <text:p>12.29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12.3616">
                <text:p>12.3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4.0437">
                <text:p>14.0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13.4594">
                <text:p>13.4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3.2897">
                <text:p>13.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2.8716">
                <text:p>12.87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12.6686">
                <text:p>12.66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12.6251">
                <text:p>12.6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12.2905">
                <text:p>12.2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12.3616">
                <text:p>12.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4.248">
                <text:p>14.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3.5996">
                <text:p>13.5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3.4177">
                <text:p>13.41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2.9407">
                <text:p>12.94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12.8121">
                <text:p>12.8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12.7058">
                <text:p>12.7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2.3616">
                <text:p>12.3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12.2264">
                <text:p>12.2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12.2176">
                <text:p>12.2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4.4435">
                <text:p>14.44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3.7483">
                <text:p>13.74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13.552">
                <text:p>13.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13.0818">
                <text:p>13.0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2.8764">
                <text:p>12.87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2.7058">
                <text:p>12.70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12.4914">
                <text:p>12.4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12.2264">
                <text:p>12.2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2.2176">
                <text:p>12.21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222:output.I331 output.K222:output.K331" svg:x="1.331cm" svg:y="0.18cm" svg:width="14.37cm" svg:height="7.664cm">
          <chartooo:coordinate-region svg:x="2.323cm" svg:y="0.38cm" svg:width="13.165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222:output.K331" chart:class="chart:scatter">
            <chart:domain table:cell-range-address="output.I222:output.I33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222:output.I331</svg:desc>
                </draw:g>
              </table:table-cell>
              <table:table-cell office:value-type="float" office:value="0.7457">
                <text:p>0.7457</text:p>
                <draw:g>
                  <svg:desc>output.K222:output.K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7449">
                <text:p>0.7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421">
                <text:p>0.7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431">
                <text:p>0.7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7498">
                <text:p>0.7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7491">
                <text:p>0.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7454">
                <text:p>0.7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7559">
                <text:p>0.7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7541">
                <text:p>0.7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7513">
                <text:p>0.7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0.7461">
                <text:p>0.7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7605">
                <text:p>0.7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7582">
                <text:p>0.7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7569">
                <text:p>0.7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7548">
                <text:p>0.7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7516">
                <text:p>0.7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0.7507">
                <text:p>0.7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0.7617">
                <text:p>0.7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0.7566">
                <text:p>0.7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7546">
                <text:p>0.7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7507">
                <text:p>0.7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7697">
                <text:p>0.7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7649">
                <text:p>0.7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7628">
                <text:p>0.76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7577">
                <text:p>0.7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7545">
                <text:p>0.7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7679">
                <text:p>0.7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.7653">
                <text:p>0.7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7598">
                <text:p>0.7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0.7585">
                <text:p>0.7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7681">
                <text:p>0.7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7641">
                <text:p>0.7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7793">
                <text:p>0.77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7727">
                <text:p>0.7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7817">
                <text:p>0.7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7719">
                <text:p>0.7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0.7594">
                <text:p>0.7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0.7553">
                <text:p>0.75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332:output.H441 output.J332:output.J441" svg:x="1.331cm" svg:y="0.18cm" svg:width="14.37cm" svg:height="7.664cm">
          <chartooo:coordinate-region svg:x="2.005cm" svg:y="0.379cm" svg:width="13.43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332:output.J441" chart:class="chart:scatter">
            <chart:domain table:cell-range-address="output.H332:output.H44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332:output.H441</svg:desc>
                </draw:g>
              </table:table-cell>
              <table:table-cell office:value-type="float" office:value="15.7577">
                <text:p>15.7577</text:p>
                <draw:g>
                  <svg:desc>output.J332:output.J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5.6598">
                <text:p>15.6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5.743">
                <text:p>15.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5.6846">
                <text:p>15.6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5.6905">
                <text:p>15.6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6.0499">
                <text:p>16.0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6.4759">
                <text:p>16.4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16.2098">
                <text:p>16.2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5.9851">
                <text:p>15.9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15.8987">
                <text:p>15.8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15.8989">
                <text:p>15.8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16.0499">
                <text:p>16.0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16.4759">
                <text:p>16.4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16.6987">
                <text:p>16.6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6.2889">
                <text:p>16.2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6.1631">
                <text:p>16.1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16.1874">
                <text:p>16.1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16.3733">
                <text:p>16.3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16.4759">
                <text:p>16.4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17.2439">
                <text:p>17.2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16.5457">
                <text:p>16.5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16.332">
                <text:p>16.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16.3198">
                <text:p>16.3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16.3325">
                <text:p>16.3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16.5081">
                <text:p>16.5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6.7766">
                <text:p>16.7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17.742">
                <text:p>17.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16.844">
                <text:p>16.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16.5439">
                <text:p>16.5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16.3693">
                <text:p>16.3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16.4571">
                <text:p>16.4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6.5081">
                <text:p>16.5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6.7766">
                <text:p>16.7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16.2545">
                <text:p>16.2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18.2267">
                <text:p>18.2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17.0399">
                <text:p>17.0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16.5161">
                <text:p>16.51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6.4607">
                <text:p>16.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6.513">
                <text:p>16.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16.724">
                <text:p>16.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16.2545">
                <text:p>16.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16.5186">
                <text:p>16.51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18.7169">
                <text:p>18.7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17.2443">
                <text:p>17.24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6.6807">
                <text:p>16.68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6.5021">
                <text:p>16.5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16.5745">
                <text:p>16.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16.5012">
                <text:p>16.5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16.4789">
                <text:p>16.4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16.5186">
                <text:p>16.5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19.1741">
                <text:p>19.1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17.4584">
                <text:p>17.4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7.0874">
                <text:p>17.0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6.7808">
                <text:p>16.7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16.6421">
                <text:p>16.6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16.5012">
                <text:p>16.5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16.4789">
                <text:p>16.4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16.5186">
                <text:p>16.5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18.2089">
                <text:p>18.2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19.6253">
                <text:p>19.6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7.6206">
                <text:p>17.6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7.1976">
                <text:p>17.1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16.9004">
                <text:p>16.9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16.7728">
                <text:p>16.7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16.6815">
                <text:p>16.6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16.5586">
                <text:p>16.5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16.4789">
                <text:p>16.47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16.7403">
                <text:p>16.7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18.2089">
                <text:p>18.2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16.5686">
                <text:p>16.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0.0659">
                <text:p>20.06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7.7484">
                <text:p>17.74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7.3052">
                <text:p>17.30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6.8396">
                <text:p>16.83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6.6815">
                <text:p>16.6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6.5586">
                <text:p>16.5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6.6978">
                <text:p>16.69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6.7403">
                <text:p>16.74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8.2089">
                <text:p>18.20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6.5686">
                <text:p>16.56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332:output.H441 output.K332:output.K441" svg:x="1.331cm" svg:y="0.18cm" svg:width="14.37cm" svg:height="7.664cm">
          <chartooo:coordinate-region svg:x="2.323cm" svg:y="0.379cm" svg:width="13.112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332:output.K441" chart:class="chart:scatter">
            <chart:domain table:cell-range-address="output.H332:output.H44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332:output.H441</svg:desc>
                </draw:g>
              </table:table-cell>
              <table:table-cell office:value-type="float" office:value="0.8123">
                <text:p>0.8123</text:p>
                <draw:g>
                  <svg:desc>output.K332:output.K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084">
                <text:p>0.8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8113">
                <text:p>0.8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8101">
                <text:p>0.8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8089">
                <text:p>0.8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218">
                <text:p>0.8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8281">
                <text:p>0.8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8185">
                <text:p>0.8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8158">
                <text:p>0.8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218">
                <text:p>0.8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8197">
                <text:p>0.8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0.8254">
                <text:p>0.8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0.8275">
                <text:p>0.8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0.8281">
                <text:p>0.8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8292">
                <text:p>0.8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8426">
                <text:p>0.8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.8401">
                <text:p>0.8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0.8327">
                <text:p>0.8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8286">
                <text:p>0.8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8322">
                <text:p>0.8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8426">
                <text:p>0.8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8239">
                <text:p>0.8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0.8362">
                <text:p>0.8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0.8239">
                <text:p>0.8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0.8476">
                <text:p>0.8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0.8393">
                <text:p>0.8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0.8332">
                <text:p>0.8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0.8302">
                <text:p>0.8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0.8513">
                <text:p>0.85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363">
                <text:p>0.8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0.8329">
                <text:p>0.8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0.8302">
                <text:p>0.8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8536">
                <text:p>0.8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0.8289">
                <text:p>0.8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8452">
                <text:p>0.84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8398">
                <text:p>0.8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8314">
                <text:p>0.8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8289">
                <text:p>0.82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332:output.J441" svg:x="1.331cm" svg:y="0.18cm" svg:width="14.37cm" svg:height="7.664cm">
          <chartooo:coordinate-region svg:x="2.005cm" svg:y="0.379cm" svg:width="13.484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332:output.J441" chart:class="chart:scatter">
            <chart:domain table:cell-range-address="output.I332:output.I44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332:output.I441</svg:desc>
                </draw:g>
              </table:table-cell>
              <table:table-cell office:value-type="float" office:value="15.7577">
                <text:p>15.7577</text:p>
                <draw:g>
                  <svg:desc>output.J332:output.J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6598">
                <text:p>15.6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.743">
                <text:p>15.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.6846">
                <text:p>15.6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.6905">
                <text:p>15.6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.0499">
                <text:p>16.0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6.4759">
                <text:p>16.4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6.2098">
                <text:p>16.2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.9851">
                <text:p>15.9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.8987">
                <text:p>15.8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.8989">
                <text:p>15.8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.0499">
                <text:p>16.0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6.4759">
                <text:p>16.4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6.6987">
                <text:p>16.6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6.2889">
                <text:p>16.2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6.1631">
                <text:p>16.1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.1874">
                <text:p>16.1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6.3733">
                <text:p>16.3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6.4759">
                <text:p>16.4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7.2439">
                <text:p>17.2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6.5457">
                <text:p>16.5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6.332">
                <text:p>16.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6.3198">
                <text:p>16.3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6.3325">
                <text:p>16.3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6.5081">
                <text:p>16.5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6.7766">
                <text:p>16.7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7.742">
                <text:p>17.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6.844">
                <text:p>16.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16.5439">
                <text:p>16.5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6.3693">
                <text:p>16.3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16.4571">
                <text:p>16.4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6.5081">
                <text:p>16.5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16.7766">
                <text:p>16.7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2545">
                <text:p>16.2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16.0645">
                <text:p>16.0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8.2267">
                <text:p>18.2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7.0399">
                <text:p>17.0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16.5161">
                <text:p>16.51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6.4607">
                <text:p>16.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6.513">
                <text:p>16.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16.724">
                <text:p>16.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16.2545">
                <text:p>16.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6.5186">
                <text:p>16.51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8.7169">
                <text:p>18.7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17.2443">
                <text:p>17.24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6.6807">
                <text:p>16.68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6.5021">
                <text:p>16.5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6.5745">
                <text:p>16.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6.5012">
                <text:p>16.5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16.4789">
                <text:p>16.4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6.5186">
                <text:p>16.5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9.1741">
                <text:p>19.1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17.4584">
                <text:p>17.4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7.0874">
                <text:p>17.0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6.7808">
                <text:p>16.7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16.6421">
                <text:p>16.6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16.5012">
                <text:p>16.5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16.4789">
                <text:p>16.4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16.5186">
                <text:p>16.5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18.2089">
                <text:p>18.2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16.1535">
                <text:p>16.1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9.6253">
                <text:p>19.6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7.6206">
                <text:p>17.6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7.1976">
                <text:p>17.1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6.9004">
                <text:p>16.9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16.7728">
                <text:p>16.7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16.6815">
                <text:p>16.6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16.5586">
                <text:p>16.5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6.4789">
                <text:p>16.47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16.7403">
                <text:p>16.7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18.2089">
                <text:p>18.2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16.5686">
                <text:p>16.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0.0659">
                <text:p>20.06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7.7484">
                <text:p>17.74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17.3052">
                <text:p>17.30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6.8396">
                <text:p>16.83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6.6815">
                <text:p>16.6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16.5586">
                <text:p>16.5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16.6978">
                <text:p>16.69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16.7403">
                <text:p>16.74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18.2089">
                <text:p>18.20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6.5686">
                <text:p>16.56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332:output.I441 output.K332:output.K441" svg:x="1.331cm" svg:y="0.18cm" svg:width="14.37cm" svg:height="7.664cm">
          <chartooo:coordinate-region svg:x="2.323cm" svg:y="0.379cm" svg:width="13.165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332:output.K441" chart:class="chart:scatter">
            <chart:domain table:cell-range-address="output.I332:output.I44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332:output.I441</svg:desc>
                </draw:g>
              </table:table-cell>
              <table:table-cell office:value-type="float" office:value="0.8123">
                <text:p>0.8123</text:p>
                <draw:g>
                  <svg:desc>output.K332:output.K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084">
                <text:p>0.8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8113">
                <text:p>0.8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101">
                <text:p>0.8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089">
                <text:p>0.8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8218">
                <text:p>0.8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8281">
                <text:p>0.8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8185">
                <text:p>0.8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8158">
                <text:p>0.8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8218">
                <text:p>0.8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8197">
                <text:p>0.8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8254">
                <text:p>0.8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8275">
                <text:p>0.8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8281">
                <text:p>0.8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8292">
                <text:p>0.8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8426">
                <text:p>0.8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0.8401">
                <text:p>0.8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.8327">
                <text:p>0.8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0.8286">
                <text:p>0.8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8322">
                <text:p>0.8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0.8426">
                <text:p>0.8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0.8239">
                <text:p>0.8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8362">
                <text:p>0.8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8239">
                <text:p>0.8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8476">
                <text:p>0.8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.8393">
                <text:p>0.8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0.8332">
                <text:p>0.8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0.8302">
                <text:p>0.8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8513">
                <text:p>0.85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8363">
                <text:p>0.8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.8329">
                <text:p>0.8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0.8302">
                <text:p>0.8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8536">
                <text:p>0.8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0.8289">
                <text:p>0.8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8452">
                <text:p>0.84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0.8398">
                <text:p>0.8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0.8314">
                <text:p>0.8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0.8289">
                <text:p>0.82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2:output.H111 output.K2:output.K111" svg:x="1.331cm" svg:y="0.18cm" svg:width="14.37cm" svg:height="7.664cm">
          <chartooo:coordinate-region svg:x="2.323cm" svg:y="0.379cm" svg:width="13.112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2:output.K111" chart:class="chart:scatter">
            <chart:domain table:cell-range-address="output.H2:output.H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2:output.H111</svg:desc>
                </draw:g>
              </table:table-cell>
              <table:table-cell office:value-type="float" office:value="0.9433">
                <text:p>0.9433</text:p>
                <draw:g>
                  <svg:desc>output.K2:output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433">
                <text:p>0.9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9423">
                <text:p>0.9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9421">
                <text:p>0.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0.9399">
                <text:p>0.9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9396">
                <text:p>0.9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0.9391">
                <text:p>0.9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0.9377">
                <text:p>0.9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0.9387">
                <text:p>0.9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9398">
                <text:p>0.93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9365">
                <text:p>0.93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.9336">
                <text:p>0.9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0.9343">
                <text:p>0.9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9382">
                <text:p>0.9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9306">
                <text:p>0.9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0.9313">
                <text:p>0.9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.9316">
                <text:p>0.9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9336">
                <text:p>0.9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0.9382">
                <text:p>0.93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0.9284">
                <text:p>0.9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0.9266">
                <text:p>0.9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9293">
                <text:p>0.9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0.9311">
                <text:p>0.9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0.9239">
                <text:p>0.9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0.9225">
                <text:p>0.9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9237">
                <text:p>0.9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0.9311">
                <text:p>0.93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9182">
                <text:p>0.9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0.9229">
                <text:p>0.9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138">
                <text:p>0.91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163">
                <text:p>0.9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183">
                <text:p>0.9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9386">
                <text:p>0.9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2:output.J111" svg:x="1.331cm" svg:y="0.18cm" svg:width="14.37cm" svg:height="7.664cm">
          <chartooo:coordinate-region svg:x="2.005cm" svg:y="0.379cm" svg:width="13.484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2:output.J111" chart:class="chart:scatter">
            <chart:domain table:cell-range-address="output.I2:output.I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2:output.I111</svg:desc>
                </draw:g>
              </table:table-cell>
              <table:table-cell office:value-type="float" office:value="18.48">
                <text:p>18.48</text:p>
                <draw:g>
                  <svg:desc>output.J2:output.J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4321">
                <text:p>18.4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.4931">
                <text:p>18.4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.5357">
                <text:p>18.5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.5168">
                <text:p>18.5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.7928">
                <text:p>18.7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8.4137">
                <text:p>18.4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8.417">
                <text:p>18.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8.357">
                <text:p>18.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.6092">
                <text:p>18.6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.5168">
                <text:p>18.5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8.7928">
                <text:p>18.7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8.3436">
                <text:p>18.3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8.243">
                <text:p>18.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8.211">
                <text:p>18.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8.4906">
                <text:p>18.4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8.6153">
                <text:p>18.6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8.7928">
                <text:p>18.7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8.2068">
                <text:p>18.2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8.0385">
                <text:p>18.0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8.0869">
                <text:p>18.0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8.3366">
                <text:p>18.3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.4985">
                <text:p>18.4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8.5425">
                <text:p>18.5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9.5161">
                <text:p>19.5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7.9874">
                <text:p>17.9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7.8172">
                <text:p>17.8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17.8368">
                <text:p>17.8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7.9572">
                <text:p>17.9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18.4263">
                <text:p>18.4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8.2194">
                <text:p>18.2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18.7562">
                <text:p>18.7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9.0702">
                <text:p>19.0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7.7379">
                <text:p>17.7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7.5966">
                <text:p>17.5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17.5887">
                <text:p>17.5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17.7783">
                <text:p>17.7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8.1503">
                <text:p>18.1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8.2194">
                <text:p>18.2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18.7562">
                <text:p>18.7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18.3565">
                <text:p>18.3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7.3901">
                <text:p>17.3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17.261">
                <text:p>17.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17.2723">
                <text:p>17.2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7.6268">
                <text:p>17.6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7.9847">
                <text:p>17.9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8.035">
                <text:p>18.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8.1192">
                <text:p>18.1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18.3565">
                <text:p>18.3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9.6163">
                <text:p>19.6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7.0791">
                <text:p>17.0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17.055">
                <text:p>17.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7.104">
                <text:p>17.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7.2785">
                <text:p>17.2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17.6572">
                <text:p>17.6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17.7775">
                <text:p>17.7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18.1192">
                <text:p>18.1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18.3565">
                <text:p>18.3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19.6559">
                <text:p>19.65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6.7062">
                <text:p>16.7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6.7498">
                <text:p>16.7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6.7889">
                <text:p>16.7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7.1826">
                <text:p>17.1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17.4701">
                <text:p>17.4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17.7775">
                <text:p>17.7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17.6661">
                <text:p>17.6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7.9166">
                <text:p>17.9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17.7142">
                <text:p>17.7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6.3524">
                <text:p>16.35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6.4636">
                <text:p>16.4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16.5758">
                <text:p>16.5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16.8955">
                <text:p>16.89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7.4858">
                <text:p>17.4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17.6661">
                <text:p>17.66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17.9166">
                <text:p>17.9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19.794">
                <text:p>19.7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17.7142">
                <text:p>17.7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9.8252">
                <text:p>19.82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2:output.I111 output.K2:output.K111" svg:x="1.331cm" svg:y="0.18cm" svg:width="14.37cm" svg:height="7.664cm">
          <chartooo:coordinate-region svg:x="2.323cm" svg:y="0.379cm" svg:width="13.165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2:output.K111" chart:class="chart:scatter">
            <chart:domain table:cell-range-address="output.I2:output.I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2:output.I111</svg:desc>
                </draw:g>
              </table:table-cell>
              <table:table-cell office:value-type="float" office:value="0.9433">
                <text:p>0.9433</text:p>
                <draw:g>
                  <svg:desc>output.K2:output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433">
                <text:p>0.9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423">
                <text:p>0.9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9421">
                <text:p>0.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9399">
                <text:p>0.9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396">
                <text:p>0.9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9391">
                <text:p>0.9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9377">
                <text:p>0.9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9387">
                <text:p>0.9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398">
                <text:p>0.93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9365">
                <text:p>0.93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0.9336">
                <text:p>0.9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.9343">
                <text:p>0.9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0.9382">
                <text:p>0.9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306">
                <text:p>0.9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9313">
                <text:p>0.9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0.9316">
                <text:p>0.9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9336">
                <text:p>0.9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9382">
                <text:p>0.93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284">
                <text:p>0.9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.9266">
                <text:p>0.9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9293">
                <text:p>0.9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0.9311">
                <text:p>0.9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9239">
                <text:p>0.9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225">
                <text:p>0.9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9237">
                <text:p>0.9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0.9311">
                <text:p>0.93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9439">
                <text:p>0.9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9182">
                <text:p>0.9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9229">
                <text:p>0.9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9138">
                <text:p>0.91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0.9163">
                <text:p>0.9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.9183">
                <text:p>0.9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0.9386">
                <text:p>0.9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112:output.H221 output.J112:output.J221" svg:x="1.331cm" svg:y="0.18cm" svg:width="14.37cm" svg:height="7.664cm">
          <chartooo:coordinate-region svg:x="2.005cm" svg:y="0.379cm" svg:width="13.43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112:output.J221" chart:class="chart:scatter">
            <chart:domain table:cell-range-address="output.H112:output.H22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112:output.H221</svg:desc>
                </draw:g>
              </table:table-cell>
              <table:table-cell office:value-type="float" office:value="20.6844">
                <text:p>20.6844</text:p>
                <draw:g>
                  <svg:desc>output.J112:output.J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.6026">
                <text:p>20.6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0.6603">
                <text:p>20.6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0.6453">
                <text:p>20.6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20.8877">
                <text:p>20.8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0.9502">
                <text:p>20.9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21.3156">
                <text:p>21.3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21.0533">
                <text:p>21.0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21.1007">
                <text:p>21.1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20.8775">
                <text:p>20.8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20.8877">
                <text:p>20.8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20.9502">
                <text:p>20.9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21.9888">
                <text:p>21.9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21.4663">
                <text:p>21.4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21.4113">
                <text:p>21.4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21.3022">
                <text:p>21.3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21.2968">
                <text:p>21.2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20.9502">
                <text:p>20.9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22.7036">
                <text:p>22.7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21.8444">
                <text:p>21.8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21.8119">
                <text:p>21.8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21.6126">
                <text:p>21.6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21.7244">
                <text:p>21.7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21.4854">
                <text:p>21.4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23.3568">
                <text:p>23.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22.2193">
                <text:p>22.2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22.2088">
                <text:p>22.2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22.0537">
                <text:p>22.0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22.1212">
                <text:p>22.1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21.9146">
                <text:p>21.9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1.9818">
                <text:p>21.9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24.0428">
                <text:p>24.0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22.5616">
                <text:p>22.5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22.5036">
                <text:p>22.5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22.1648">
                <text:p>22.1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22.3024">
                <text:p>22.3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1.9146">
                <text:p>21.9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21.9818">
                <text:p>21.9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22.7206">
                <text:p>22.7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24.6288">
                <text:p>24.6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22.8684">
                <text:p>22.8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22.8096">
                <text:p>22.80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22.4471">
                <text:p>22.4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2.4348">
                <text:p>22.4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22.0643">
                <text:p>22.06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22.7206">
                <text:p>22.7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25.1498">
                <text:p>25.1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23.0419">
                <text:p>23.0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8665">
                <text:p>22.8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2.5255">
                <text:p>22.5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22.5899">
                <text:p>22.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22.4089">
                <text:p>22.4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22.9526">
                <text:p>22.9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25.5875">
                <text:p>25.5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23.2262">
                <text:p>23.2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3.0919">
                <text:p>23.0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22.7802">
                <text:p>22.7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22.7159">
                <text:p>22.7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22.4089">
                <text:p>22.40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22.3867">
                <text:p>22.38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22.9526">
                <text:p>22.9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22.3098">
                <text:p>22.3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5.8565">
                <text:p>25.85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3.3487">
                <text:p>23.3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.2386">
                <text:p>23.23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2.8429">
                <text:p>22.8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2.8477">
                <text:p>22.8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2.644">
                <text:p>22.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2.3867">
                <text:p>22.38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2.9526">
                <text:p>22.9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2.3098">
                <text:p>22.3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3.1422">
                <text:p>23.1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112:output.H221 output.K112:output.K221" svg:x="1.331cm" svg:y="0.18cm" svg:width="14.37cm" svg:height="7.664cm">
          <chartooo:coordinate-region svg:x="2.323cm" svg:y="0.379cm" svg:width="13.112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112:output.K221" chart:class="chart:scatter">
            <chart:domain table:cell-range-address="output.H112:output.H22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112:output.H221</svg:desc>
                </draw:g>
              </table:table-cell>
              <table:table-cell office:value-type="float" office:value="0.9153">
                <text:p>0.9153</text:p>
                <draw:g>
                  <svg:desc>output.K112:output.K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158">
                <text:p>0.9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161">
                <text:p>0.9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9241">
                <text:p>0.9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0.9238">
                <text:p>0.9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0.9321">
                <text:p>0.9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0.9257">
                <text:p>0.9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9349">
                <text:p>0.9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.9287">
                <text:p>0.9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0.9277">
                <text:p>0.9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0.9368">
                <text:p>0.9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9287">
                <text:p>0.9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0.9277">
                <text:p>0.9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.9264">
                <text:p>0.9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9258">
                <text:p>0.9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0.9373">
                <text:p>0.9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0.9257">
                <text:p>0.92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9239">
                <text:p>0.9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9233">
                <text:p>0.9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0.9235">
                <text:p>0.9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0.9254">
                <text:p>0.9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9234">
                <text:p>0.9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0.9196">
                <text:p>0.9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0.9343">
                <text:p>0.9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9222">
                <text:p>0.9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194">
                <text:p>0.9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0.9118">
                <text:p>0.9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315">
                <text:p>0.9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179">
                <text:p>0.9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142">
                <text:p>0.9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093">
                <text:p>0.9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9118">
                <text:p>0.9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112:output.J221" svg:x="1.331cm" svg:y="0.18cm" svg:width="14.37cm" svg:height="7.664cm">
          <chartooo:coordinate-region svg:x="2.005cm" svg:y="0.379cm" svg:width="13.484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112:output.J221" chart:class="chart:scatter">
            <chart:domain table:cell-range-address="output.I112:output.I22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112:output.I221</svg:desc>
                </draw:g>
              </table:table-cell>
              <table:table-cell office:value-type="float" office:value="20.6844">
                <text:p>20.6844</text:p>
                <draw:g>
                  <svg:desc>output.J112:output.J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6026">
                <text:p>20.6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.6603">
                <text:p>20.6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.6453">
                <text:p>20.6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.8877">
                <text:p>20.8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.9502">
                <text:p>20.9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1.3156">
                <text:p>21.3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1.0533">
                <text:p>21.0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1.1007">
                <text:p>21.1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0.8775">
                <text:p>20.8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0.8877">
                <text:p>20.8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0.9502">
                <text:p>20.9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1.9888">
                <text:p>21.9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1.4663">
                <text:p>21.4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1.4113">
                <text:p>21.4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21.3022">
                <text:p>21.3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1.2968">
                <text:p>21.2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0.9502">
                <text:p>20.9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2.7036">
                <text:p>22.7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1.8444">
                <text:p>21.8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1.8119">
                <text:p>21.8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1.6126">
                <text:p>21.6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1.7244">
                <text:p>21.7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21.4854">
                <text:p>21.4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21.9466">
                <text:p>21.9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23.3568">
                <text:p>23.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2.2193">
                <text:p>22.2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2.2088">
                <text:p>22.2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22.0537">
                <text:p>22.0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22.1212">
                <text:p>22.1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21.9146">
                <text:p>21.9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21.9818">
                <text:p>21.9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24.0428">
                <text:p>24.0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22.5616">
                <text:p>22.5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22.5036">
                <text:p>22.5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22.1648">
                <text:p>22.1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22.3024">
                <text:p>22.3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1.9146">
                <text:p>21.9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21.9818">
                <text:p>21.9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22.7206">
                <text:p>22.7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22.3003">
                <text:p>22.3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24.6288">
                <text:p>24.6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22.8684">
                <text:p>22.8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2.8096">
                <text:p>22.80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22.4471">
                <text:p>22.4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22.4348">
                <text:p>22.4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22.0643">
                <text:p>22.06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22.7206">
                <text:p>22.7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25.1498">
                <text:p>25.1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23.0419">
                <text:p>23.0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22.8665">
                <text:p>22.8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2.5255">
                <text:p>22.5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22.5899">
                <text:p>22.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22.4089">
                <text:p>22.4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22.9526">
                <text:p>22.9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1.6035">
                <text:p>21.6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25.5875">
                <text:p>25.5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23.2262">
                <text:p>23.2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3.0919">
                <text:p>23.0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22.7802">
                <text:p>22.7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22.7159">
                <text:p>22.7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22.4089">
                <text:p>22.40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22.3867">
                <text:p>22.38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22.9526">
                <text:p>22.9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22.3098">
                <text:p>22.3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5.8565">
                <text:p>25.85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23.3487">
                <text:p>23.3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23.2386">
                <text:p>23.23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22.8429">
                <text:p>22.8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22.8477">
                <text:p>22.8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22.644">
                <text:p>22.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22.3867">
                <text:p>22.38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22.9526">
                <text:p>22.9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23.1188">
                <text:p>23.1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22.3098">
                <text:p>22.3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23.1422">
                <text:p>23.14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I112:output.I221 output.K112:output.K221" svg:x="1.331cm" svg:y="0.18cm" svg:width="14.37cm" svg:height="7.664cm">
          <chartooo:coordinate-region svg:x="2.323cm" svg:y="0.379cm" svg:width="13.165cm" svg:height="6.818cm"/>
          <chart:axis chart:dimension="x" chart:name="primary-x" chart:style-name="ch3">
            <chart:title svg:x="8.194cm" svg:y="8.024cm" chart:style-name="ch4">
              <text:p>Tile</text:p>
            </chart:title>
          </chart:axis>
          <chart:axis chart:dimension="y" chart:name="primary-y" chart:style-name="ch3">
            <chart:title svg:x="0.451cm" svg:y="4.466cm" chart:style-name="ch5">
              <text:p>SSIM</text:p>
            </chart:title>
            <chart:grid chart:style-name="ch6" chart:class="major"/>
          </chart:axis>
          <chart:series chart:style-name="ch7" chart:values-cell-range-address="output.K112:output.K221" chart:class="chart:scatter">
            <chart:domain table:cell-range-address="output.I112:output.I22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I112:output.I221</svg:desc>
                </draw:g>
              </table:table-cell>
              <table:table-cell office:value-type="float" office:value="0.9153">
                <text:p>0.9153</text:p>
                <draw:g>
                  <svg:desc>output.K112:output.K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158">
                <text:p>0.9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161">
                <text:p>0.9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9241">
                <text:p>0.9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9238">
                <text:p>0.9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9321">
                <text:p>0.9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9257">
                <text:p>0.9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9349">
                <text:p>0.9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0.9287">
                <text:p>0.9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.9277">
                <text:p>0.9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368">
                <text:p>0.9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287">
                <text:p>0.9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9277">
                <text:p>0.9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0.9264">
                <text:p>0.9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9258">
                <text:p>0.9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373">
                <text:p>0.9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.9257">
                <text:p>0.92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9239">
                <text:p>0.9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9233">
                <text:p>0.9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0.9235">
                <text:p>0.9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254">
                <text:p>0.9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234">
                <text:p>0.9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9196">
                <text:p>0.9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9231">
                <text:p>0.9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343">
                <text:p>0.9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9222">
                <text:p>0.9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9194">
                <text:p>0.9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0.9118">
                <text:p>0.9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9315">
                <text:p>0.9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9179">
                <text:p>0.9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9142">
                <text:p>0.9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.9093">
                <text:p>0.9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0.9118">
                <text:p>0.9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8D0000018DB3B6DC61F342ADE9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cm" chart:symbol-height="0.2cm" chart:link-data-style-to-source="true">
        <chart:symbol-image xlink:href="Pictures/100006A20000018D0000018DB3B6DC61F342ADE9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plot-area chart:style-name="ch2" table:cell-range-address="output.H222:output.H331 output.J222:output.J331" svg:x="1.331cm" svg:y="0.18cm" svg:width="14.37cm" svg:height="7.664cm">
          <chartooo:coordinate-region svg:x="1.794cm" svg:y="0.379cm" svg:width="13.43cm" svg:height="6.818cm"/>
          <chart:axis chart:dimension="x" chart:name="primary-x" chart:style-name="ch3">
            <chart:title svg:x="8.168cm" svg:y="8.024cm" chart:style-name="ch4">
              <text:p>Clip</text:p>
            </chart:title>
          </chart:axis>
          <chart:axis chart:dimension="y" chart:name="primary-y" chart:style-name="ch3">
            <chart:title svg:x="0.451cm" svg:y="4.493cm" chart:style-name="ch5">
              <text:p>PSNR</text:p>
            </chart:title>
            <chart:grid chart:style-name="ch6" chart:class="major"/>
          </chart:axis>
          <chart:series chart:style-name="ch7" chart:values-cell-range-address="output.J222:output.J331" chart:class="chart:scatter">
            <chart:domain table:cell-range-address="output.H222:output.H33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output.H222:output.H331</svg:desc>
                </draw:g>
              </table:table-cell>
              <table:table-cell office:value-type="float" office:value="12.3595">
                <text:p>12.3595</text:p>
                <draw:g>
                  <svg:desc>output.J222:output.J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.2819">
                <text:p>12.2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2.2411">
                <text:p>12.2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.0892">
                <text:p>12.0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2.0714">
                <text:p>12.0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1.7064">
                <text:p>11.7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1.5514">
                <text:p>11.5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12.605">
                <text:p>12.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2.4809">
                <text:p>12.4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12.3917">
                <text:p>12.3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12.2413">
                <text:p>12.2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12.1023">
                <text:p>12.1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11.7064">
                <text:p>11.7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11.5514">
                <text:p>11.5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12.8417">
                <text:p>12.8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2.6719">
                <text:p>12.6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2.5489">
                <text:p>12.5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12.3809">
                <text:p>12.3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12.1888">
                <text:p>12.1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11.9963">
                <text:p>11.9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11.5514">
                <text:p>11.5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13.0854">
                <text:p>13.0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12.8492">
                <text:p>12.8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12.7241">
                <text:p>12.7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">
                <text:p>0.4</text:p>
              </table:table-cell>
              <table:table-cell office:value-type="float" office:value="12.4875">
                <text:p>12.4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12.2714">
                <text:p>12.2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12.1532">
                <text:p>12.1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1.9185">
                <text:p>11.9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13.3226">
                <text:p>13.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13.0071">
                <text:p>13.0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12.8462">
                <text:p>12.84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12.5546">
                <text:p>12.5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12.3897">
                <text:p>12.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2.1532">
                <text:p>12.1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1.9185">
                <text:p>11.91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12.228">
                <text:p>12.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11.9854">
                <text:p>11.9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13.5849">
                <text:p>13.5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13.1529">
                <text:p>13.1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12.9884">
                <text:p>12.9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12.6932">
                <text:p>12.6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2.5094">
                <text:p>12.5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2.3277">
                <text:p>12.3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12.1257">
                <text:p>12.1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12.228">
                <text:p>12.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13.8386">
                <text:p>13.8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13.3156">
                <text:p>13.3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2.8096">
                <text:p>12.8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2.5941">
                <text:p>12.5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12.5095">
                <text:p>12.5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">
                <text:p>0.7</text:p>
              </table:table-cell>
              <table:table-cell office:value-type="float" office:value="12.2905">
                <text:p>12.29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  <table:table-cell office:value-type="float" office:value="12.3616">
                <text:p>12.3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10.7822">
                <text:p>10.78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14.0437">
                <text:p>14.0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13.4594">
                <text:p>13.4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3.2897">
                <text:p>13.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2.8716">
                <text:p>12.87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12.6686">
                <text:p>12.66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12.6251">
                <text:p>12.6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12.2905">
                <text:p>12.2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12.3616">
                <text:p>12.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12.0681">
                <text:p>12.0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14.248">
                <text:p>14.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3.5996">
                <text:p>13.5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3.4177">
                <text:p>13.41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12.9407">
                <text:p>12.94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">
                <text:p>0.9</text:p>
              </table:table-cell>
              <table:table-cell office:value-type="float" office:value="12.8121">
                <text:p>12.8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12.7058">
                <text:p>12.7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12.3616">
                <text:p>12.3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12.2264">
                <text:p>12.2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12.2176">
                <text:p>12.2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4.4435">
                <text:p>14.44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3.7483">
                <text:p>13.74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3.552">
                <text:p>13.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3.0818">
                <text:p>13.0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2.8764">
                <text:p>12.87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2.7058">
                <text:p>12.70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2.4914">
                <text:p>12.4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2.2264">
                <text:p>12.2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2.2176">
                <text:p>12.21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